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0AF4405AA8C.png"/>
  <manifest:file-entry manifest:media-type="image/jpeg" manifest:full-path="Pictures/10000000000001900000025BD39C9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imes" svg:font-family="Times"/>
    <style:font-face style:name="Times1" svg:font-family="Times, 'Times New Roman'"/>
    <style:font-face style:name="Courier New" svg:font-family="'Courier New'" style:font-family-generic="modern"/>
    <style:font-face style:name="Helvetica" svg:font-family="Helvetica" style:font-family-generic="swiss"/>
    <style:font-face style:name="Courier 10 Pitch" svg:font-family="'Courier 10 Pitch'"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3424in" table:align="center" style:writing-mode="lr-tb"/>
    </style:style>
    <style:style style:name="Table1.A" style:family="table-column">
      <style:table-column-properties style:column-width="5.3424in"/>
    </style:style>
    <style:style style:name="Table1.1" style:family="table-row">
      <style:table-row-properties style:min-row-height="0.3625in"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1993in" table:align="margins" style:writing-mode="lr-tb"/>
    </style:style>
    <style:style style:name="Table2.A" style:family="table-column">
      <style:table-column-properties style:column-width="2.559in" style:rel-column-width="32255*"/>
    </style:style>
    <style:style style:name="Table2.B" style:family="table-column">
      <style:table-column-properties style:column-width="1.625in" style:rel-column-width="20482*"/>
    </style:style>
    <style:style style:name="Table2.C" style:family="table-column">
      <style:table-column-properties style:column-width="1.0153in" style:rel-column-width="12798*"/>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row">
      <style:table-row-properties style:min-row-height="0.5743in" style:keep-together="true" fo:keep-together="auto"/>
    </style:style>
    <style:style style:name="Table2.6" style:family="table-row">
      <style:table-row-properties style:min-row-height="1.2in" style:keep-together="true" fo:keep-together="auto"/>
    </style:style>
    <style:style style:name="Table2.7" style:family="table-row">
      <style:table-row-properties style:min-row-height="0.1806in" style:keep-together="true" fo:keep-together="auto"/>
    </style:style>
    <style:style style:name="Table2.9" style:family="table-row">
      <style:table-row-properties style:min-row-height="0.6368in" style:keep-together="true" fo:keep-together="auto"/>
    </style:style>
    <style:style style:name="Table3" style:family="table">
      <style:table-properties style:width="6in" fo:margin-left="0in" fo:margin-right="0in" table:align="margins" style:writing-mode="lr-tb"/>
    </style:style>
    <style:style style:name="Table3.A" style:family="table-column">
      <style:table-column-properties style:column-width="0.6743in" style:rel-column-width="7366*"/>
    </style:style>
    <style:style style:name="Table3.B" style:family="table-column">
      <style:table-column-properties style:column-width="0.9583in" style:rel-column-width="10469*"/>
    </style:style>
    <style:style style:name="Table3.C" style:family="table-column">
      <style:table-column-properties style:column-width="0.9333in" style:rel-column-width="10196*"/>
    </style:style>
    <style:style style:name="Table3.D" style:family="table-column">
      <style:table-column-properties style:column-width="0.8722in" style:rel-column-width="9529*"/>
    </style:style>
    <style:style style:name="Table3.E" style:family="table-column">
      <style:table-column-properties style:column-width="2.5104in" style:rel-column-width="27418*"/>
    </style:style>
    <style:style style:name="Table3.F" style:family="table-column">
      <style:table-column-properties style:column-width="0.0507in" style:rel-column-width="557*"/>
    </style:style>
    <style:style style:name="Table3.1" style:family="table-row">
      <style:table-row-properties style:min-row-height="0.3125in" style:keep-together="true" fo:keep-together="auto"/>
    </style:style>
    <style:style style:name="Table3.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3.E1" style:family="table-cell">
      <style:table-cell-properties style:vertical-align="middle" fo:padding-left="0.075in" fo:padding-right="0.075in" fo:padding-top="0in" fo:padding-bottom="0in" fo:border="0.0139in solid #000000" style:writing-mode="lr-tb"/>
    </style:style>
    <style:style style:name="Table3.2" style:family="table-row">
      <style:table-row-properties style:min-row-height="0.3681in" style:keep-together="true" fo:keep-together="auto"/>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E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F2" style:family="table-cell">
      <style:table-cell-properties fo:padding="0in" fo:border-left="0.0069in solid #000000" fo:border-right="none" fo:border-top="none" fo:border-bottom="none"/>
    </style:style>
    <style:style style:name="Table9" style:family="table">
      <style:table-properties style:width="6.0021in" fo:margin-left="0in" fo:margin-right="-0.0021in" table:align="margins" style:writing-mode="lr-tb"/>
    </style:style>
    <style:style style:name="Table9.A" style:family="table-column">
      <style:table-column-properties style:column-width="2.2993in" style:rel-column-width="25108*"/>
    </style:style>
    <style:style style:name="Table9.B" style:family="table-column">
      <style:table-column-properties style:column-width="3.7028in" style:rel-column-width="40427*"/>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0021in" fo:margin-left="0in" fo:margin-right="-0.0021in" table:align="margins" style:writing-mode="lr-tb"/>
    </style:style>
    <style:style style:name="Table10.A" style:family="table-column">
      <style:table-column-properties style:column-width="1.6625in" style:rel-column-width="18153*"/>
    </style:style>
    <style:style style:name="Table10.C" style:family="table-column">
      <style:table-column-properties style:column-width="2.6771in" style:rel-column-width="29229*"/>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8" style:family="table">
      <style:table-properties style:width="6.0021in" fo:margin-left="0in" fo:margin-right="-0.0021in" table:align="margins" style:writing-mode="lr-tb"/>
    </style:style>
    <style:style style:name="Table18.A" style:family="table-column">
      <style:table-column-properties style:column-width="2.1583in" style:rel-column-width="23566*"/>
    </style:style>
    <style:style style:name="Table18.B" style:family="table-column">
      <style:table-column-properties style:column-width="3.8438in" style:rel-column-width="41969*"/>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0021in" fo:margin-left="0in" fo:margin-right="-0.0021in" table:align="margins" style:writing-mode="lr-tb"/>
    </style:style>
    <style:style style:name="Table19.A" style:family="table-column">
      <style:table-column-properties style:column-width="2.2993in" style:rel-column-width="25108*"/>
    </style:style>
    <style:style style:name="Table19.B" style:family="table-column">
      <style:table-column-properties style:column-width="3.7028in" style:rel-column-width="40427*"/>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snap-to-layout-grid="false"/>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2" style:family="paragraph" style:parent-style-name="Standard">
      <style:paragraph-properties fo:text-align="start" style:justify-single-word="false" style:snap-to-layout-grid="false"/>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3"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4" style:family="paragraph" style:parent-style-name="Standard">
      <style:paragraph-properties style:snap-to-layout-gri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5" style:family="paragraph" style:parent-style-name="Standard">
      <style:paragraph-properties fo:text-align="center" style:justify-single-word="false"/>
      <style:text-properties style:use-window-font-color="true" fo:font-size="12pt" fo:language="en" fo:country="US" fo:font-weight="normal" style:font-name-asian="Times New Roman" style:font-size-asian="10.5pt" style:font-weight-asian="normal" style:font-name-complex="Times New Roman" style:font-size-complex="12pt" style:language-complex="ar" style:country-complex="SA" style:font-weight-complex="normal"/>
    </style:style>
    <style:style style:name="P6" style:family="paragraph" style:parent-style-name="Standard">
      <style:paragraph-properties fo:text-align="start" style:justify-single-word="fals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P7" style:family="paragraph" style:parent-style-name="Standard">
      <style:paragraph-properties style:text-autospace="none" style:snap-to-layout-grid="fals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P8" style:family="paragraph" style:parent-style-name="Standard">
      <style:paragraph-properties fo:text-align="center" style:justify-single-word="false"/>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9" style:family="paragraph" style:parent-style-name="Standard">
      <style:paragraph-properties style:text-autospace="none" style:snap-to-layout-grid="false"/>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10" style:family="paragraph" style:parent-style-name="Standard">
      <style:paragraph-properties style:text-autospace="none"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P11" style:family="paragraph" style:parent-style-name="Standard">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12"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13" style:family="paragraph" style:parent-style-name="Standard">
      <style:paragraph-properties fo:text-align="start" style:justify-single-word="false"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14" style:family="paragraph" style:parent-style-name="Standard">
      <style:paragraph-properties fo:text-align="start" style:justify-single-word="false" style:snap-to-layout-grid="false"/>
      <style:text-properties style:use-window-font-color="true" fo:font-size="9pt" fo:language="en" fo:country="US" fo:font-weight="bold" style:font-name-asian="Times New Roman" style:font-size-asian="9pt" style:font-weight-asian="bold" style:font-name-complex="Times New Roman" style:font-size-complex="9pt" style:language-complex="ar" style:country-complex="SA"/>
    </style:style>
    <style:style style:name="P15" style:family="paragraph" style:parent-style-name="Standard">
      <style:paragraph-properties fo:text-align="center" style:justify-single-word="false"/>
      <style:text-properties style:use-window-font-color="true" fo:font-size="14pt" fo:language="en" fo:country="US" style:font-name-asian="Times New Roman" style:font-size-asian="14pt" style:font-name-complex="Times New Roman" style:font-size-complex="12pt" style:language-complex="ar" style:country-complex="SA"/>
    </style:style>
    <style:style style:name="P16" style:family="paragraph" style:parent-style-name="Standard">
      <style:paragraph-properties fo:text-align="center" style:justify-single-word="false" style:text-autospace="none"/>
      <style:text-properties style:use-window-font-color="true" fo:font-size="14pt" fo:language="en" fo:country="US" style:font-name-asian="Times New Roman" style:font-size-asian="14pt" style:font-name-complex="Times New Roman" style:font-size-complex="12pt" style:language-complex="ar" style:country-complex="SA"/>
    </style:style>
    <style:style style:name="P17" style:family="paragraph" style:parent-style-name="Standard">
      <style:paragraph-properties fo:text-align="center" style:justify-single-word="false"/>
      <style:text-properties style:use-window-font-color="true" fo:font-size="14pt" fo:language="en" fo:country="US" fo:font-style="italic" fo:font-weight="bold" style:font-name-asian="Times New Roman" style:font-size-asian="14pt" style:font-style-asian="italic" style:font-weight-asian="bold" style:font-name-complex="Times New Roman" style:font-size-complex="12pt" style:language-complex="ar" style:country-complex="SA" style:font-style-complex="italic"/>
    </style:style>
    <style:style style:name="P18" style:family="paragraph" style:parent-style-name="Standard">
      <style:paragraph-properties fo:text-align="center" style:justify-single-word="false"/>
      <style:text-properties style:use-window-font-color="true" fo:font-size="7pt" fo:language="en" fo:country="US" fo:font-weight="bold" style:font-name-asian="Times New Roman" style:font-size-asian="6.09999990463257pt" style:font-weight-asian="bold" style:font-name-complex="Times New Roman" style:font-size-complex="7pt" style:language-complex="ar" style:country-complex="SA" style:font-weight-complex="bold"/>
    </style:style>
    <style:style style:name="P19" style:family="paragraph" style:parent-style-name="Standard">
      <style:paragraph-properties fo:text-align="center" style:justify-single-word="false"/>
      <style:text-properties style:use-window-font-color="true" fo:font-size="18pt" fo:language="en" fo:country="US" fo:font-weight="bold" style:font-name-asian="Times New Roman" style:font-size-asian="18pt" style:font-weight-asian="bold" style:font-name-complex="Times New Roman" style:font-size-complex="18pt" style:language-complex="ar" style:country-complex="SA" style:font-weight-complex="bold"/>
    </style:style>
    <style:style style:name="P20" style:family="paragraph" style:parent-style-name="Standard">
      <style:paragraph-properties fo:text-align="justify" style:justify-single-word="false">
        <style:tab-stops>
          <style:tab-stop style:position="0in"/>
        </style:tab-stops>
      </style:paragraph-properties>
      <style:text-properties style:use-window-font-color="true"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P21" style:family="paragraph" style:parent-style-name="Standard">
      <style:paragraph-properties fo:text-align="justify" style:justify-single-word="false">
        <style:tab-stops>
          <style:tab-stop style:position="0in"/>
        </style:tab-stops>
      </style:paragraph-properties>
      <style:text-properties style:use-window-font-color="true"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2" style:family="paragraph" style:parent-style-name="Standard">
      <style:paragraph-properties fo:text-align="justify" style:justify-single-word="false">
        <style:tab-stops>
          <style:tab-stop style:position="0in"/>
        </style:tab-stops>
      </style:paragraph-properties>
      <style:text-properties style:use-window-font-color="true" fo:font-size="11pt" fo:language="en" fo:country="US" fo:font-style="normal" style:text-underline-style="none"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3" style:family="paragraph" style:parent-style-name="Standard">
      <style:paragraph-properties fo:text-align="justify" style:justify-single-word="false">
        <style:tab-stops>
          <style:tab-stop style:position="0in"/>
        </style:tab-stops>
      </style:paragraph-properties>
      <style:text-properties style:use-window-font-color="true" fo:font-size="11pt" fo:language="en" fo:country="US" fo:font-style="italic" style:text-underline-style="none" fo:font-weight="normal" fo:background-color="#ffff00"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P24" style:family="paragraph" style:parent-style-name="Standard">
      <style:paragraph-properties fo:text-align="justify" style:justify-single-word="false">
        <style:tab-stops>
          <style:tab-stop style:position="0in"/>
        </style:tab-stops>
      </style:paragraph-properties>
      <style:text-properties style:use-window-font-color="true" fo:font-size="6pt" fo:language="en" fo:country="US" fo:font-weight="normal" style:font-name-asian="Times New Roman" style:font-size-asian="5.25pt" style:font-weight-asian="normal" style:font-name-complex="Times New Roman" style:font-size-complex="6pt" style:language-complex="ar" style:country-complex="SA" style:font-weight-complex="normal"/>
    </style:style>
    <style:style style:name="P25" style:family="paragraph" style:parent-style-name="Standard">
      <style:paragraph-properties fo:text-align="justify" style:justify-single-word="false">
        <style:tab-stops>
          <style:tab-stop style:position="0in"/>
        </style:tab-stops>
      </style:paragraph-properties>
      <style:text-properties style:use-window-font-color="true" style:font-name="Courier 10 Pitch"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26" style:family="paragraph" style:parent-style-name="Standard">
      <style:paragraph-properties fo:text-align="justify" style:justify-single-word="false">
        <style:tab-stops>
          <style:tab-stop style:position="0in"/>
        </style:tab-stops>
      </style:paragraph-properties>
      <style:text-properties style:use-window-font-color="true" style:font-name="Courier 10 Pitch" fo:font-size="8pt" fo:language="en" fo:country="US" fo:font-style="normal"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style:style>
    <style:style style:name="P27" style:family="paragraph" style:parent-style-name="Standard">
      <style:paragraph-properties fo:text-align="justify" style:justify-single-word="false">
        <style:tab-stops>
          <style:tab-stop style:position="0in"/>
        </style:tab-stops>
      </style:paragraph-properties>
      <style:text-properties style:use-window-font-color="true" fo:font-size="5pt" fo:language="en" fo:country="US" fo:font-weight="normal" style:font-name-asian="Times New Roman" style:font-size-asian="4.34999990463257pt" style:font-weight-asian="normal" style:font-name-complex="Times New Roman" style:font-size-complex="5pt" style:language-complex="ar" style:country-complex="SA" style:font-weight-complex="normal"/>
    </style:style>
    <style:style style:name="P28" style:family="paragraph" style:parent-style-name="Standard">
      <style:paragraph-properties fo:text-align="justify" style:justify-single-word="false">
        <style:tab-stops>
          <style:tab-stop style:position="0in"/>
        </style:tab-stops>
      </style:paragraph-properties>
      <style:text-properties style:use-window-font-color="true" fo:font-size="5pt" fo:language="en" fo:country="US" fo:font-style="normal" fo:font-weight="normal" style:font-name-asian="Times New Roman" style:font-size-asian="4.34999990463257pt" style:font-style-asian="normal" style:font-weight-asian="normal" style:font-name-complex="Times New Roman" style:font-size-complex="5pt" style:language-complex="ar" style:country-complex="SA" style:font-style-complex="normal" style:font-weight-complex="normal"/>
    </style:style>
    <style:style style:name="P29" style:family="paragraph" style:parent-style-name="Standard">
      <style:paragraph-properties fo:text-align="center" style:justify-single-word="false"/>
      <style:text-properties style:use-window-font-color="true" fo:font-size="16pt" fo:language="en" fo:country="US" fo:font-style="italic" fo:font-weight="bold" style:font-name-asian="Times New Roman" style:font-size-asian="16pt" style:font-style-asian="italic" style:font-weight-asian="bold" style:font-name-complex="Times New Roman" style:font-size-complex="16pt" style:language-complex="ar" style:country-complex="SA" style:font-style-complex="italic" style:font-weight-complex="bold"/>
    </style:style>
    <style:style style:name="P30" style:family="paragraph" style:parent-style-name="Standard">
      <style:paragraph-properties style:snap-to-layout-grid="false"/>
    </style:style>
    <style:style style:name="P31" style:family="paragraph" style:parent-style-name="Standard">
      <style:paragraph-properties fo:text-align="center" style:justify-single-word="false"/>
    </style:style>
    <style:style style:name="P32" style:family="paragraph" style:parent-style-name="Standard">
      <style:paragraph-properties style:snap-to-layout-grid="false"/>
      <style:text-properties fo:font-size="9pt" style:font-size-asian="9pt" style:font-size-complex="9pt"/>
    </style:style>
    <style:style style:name="P33" style:family="paragraph" style:parent-style-name="Standard">
      <style:text-properties fo:font-size="11pt" style:font-size-asian="9.60000038146973pt" style:font-size-complex="11pt"/>
    </style:style>
    <style:style style:name="P34" style:family="paragraph" style:parent-style-name="Header">
      <style:paragraph-properties style:snap-to-layout-grid="false">
        <style:tab-stops/>
      </style:paragraph-properties>
      <style:text-properties style:use-window-font-color="true" style:font-name="Arial" fo:font-size="12pt" fo:language="en" fo:country="US" style:font-name-asian="Times New Roman" style:font-size-asian="12pt" style:font-name-complex="Arial" style:font-size-complex="10pt" style:language-complex="ar" style:country-complex="SA"/>
    </style:style>
    <style:style style:name="P35" style:family="paragraph" style:parent-style-name="Header">
      <style:paragraph-properties style:snap-to-layout-grid="false"/>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P36" style:family="paragraph" style:parent-style-name="Footer">
      <style:text-properties fo:font-size="16pt" fo:font-weight="bold" style:font-size-asian="16pt" style:font-weight-asian="bold"/>
    </style:style>
    <style:style style:name="P37" style:family="paragraph" style:parent-style-name="Standard">
      <style:paragraph-properties fo:margin-left="0in" fo:margin-right="0in" fo:text-align="justify" style:justify-single-word="false" fo:text-indent="0in" style:auto-text-indent="false"/>
      <style:text-properties style:use-window-font-color="true" fo:font-size="11pt" fo:language="en" fo:country="US" style:font-name-asian="Times New Roman" style:font-size-asian="11pt" style:font-name-complex="Times New Roman" style:font-size-complex="11pt" style:language-complex="ar" style:country-complex="SA"/>
    </style:style>
    <style:style style:name="P38" style:family="paragraph" style:parent-style-name="Standard">
      <style:paragraph-properties fo:margin-left="0in" fo:margin-right="0in" fo:text-align="justify" style:justify-single-word="false" fo:text-indent="0in" style:auto-text-indent="false"/>
      <style:text-properties fo:font-size="11pt" style:font-size-asian="11pt" style:font-size-complex="11pt"/>
    </style:style>
    <style:style style:name="P39" style:family="paragraph" style:parent-style-name="Standard">
      <style:paragraph-properties fo:margin-left="0in" fo:margin-right="0in" fo:text-indent="0in" style:auto-text-indent="false"/>
      <style:text-properties fo:font-size="11pt" style:font-size-asian="9.60000038146973pt" style:font-size-complex="11pt"/>
    </style:style>
    <style:style style:name="P40" style:family="paragraph" style:parent-style-name="Heading_20_1">
      <style:paragraph-properties fo:break-before="page"/>
    </style:style>
    <style:style style:name="P41" style:family="paragraph" style:parent-style-name="Heading_20_1">
      <style:paragraph-properties fo:break-before="page">
        <style:tab-stops>
          <style:tab-stop style:position="0in"/>
        </style:tab-stops>
      </style:paragraph-properties>
      <style:text-properties style:use-window-font-color="true" fo:font-size="12pt" fo:language="en" fo:country="US" fo:font-weight="bold" style:font-name-asian="Times New Roman" style:font-size-asian="12pt" style:font-weight-asian="bold" style:font-name-complex="Times New Roman" style:font-size-complex="10pt" style:language-complex="ar" style:country-complex="SA"/>
    </style:style>
    <style:style style:name="P42" style:family="paragraph" style:parent-style-name="Standard">
      <style:paragraph-properties fo:break-before="page"/>
      <style:text-properties fo:font-size="2pt" style:font-size-asian="1.75pt" style:font-size-complex="2pt"/>
    </style:style>
    <style:style style:name="P43" style:family="paragraph" style:parent-style-name="Normal_20__28_Web_29_">
      <style:paragraph-properties fo:margin-top="0in" fo:margin-bottom="0in"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44" style:family="paragraph" style:parent-style-name="Heading_20_1">
      <style:paragraph-properties>
        <style:tab-stops>
          <style:tab-stop style:position="0in"/>
        </style:tab-stops>
      </style:paragraph-properties>
      <style:text-properties style:use-window-font-color="true" fo:font-size="12pt" fo:language="en" fo:country="US" fo:font-weight="bold" style:font-name-asian="Times New Roman" style:font-size-asian="12pt" style:font-weight-asian="bold" style:font-name-complex="Times New Roman" style:font-size-complex="10pt" style:language-complex="ar" style:country-complex="SA"/>
    </style:style>
    <style:style style:name="P45" style:family="paragraph" style:parent-style-name="Standard" style:master-page-name="">
      <style:paragraph-properties fo:text-align="center" style:justify-single-word="false" style:page-number="auto" fo:break-before="page"/>
      <style:text-properties style:use-window-font-color="true" fo:font-size="11pt" fo:language="en" fo:country="US" fo:font-weight="bold" style:font-name-asian="Times New Roman" style:font-size-asian="9.60000038146973pt" style:font-weight-asian="bold" style:font-name-complex="Times New Roman" style:font-size-complex="11pt" style:language-complex="ar" style:country-complex="SA"/>
    </style:style>
    <style:style style:name="P46" style:family="paragraph" style:parent-style-name="Heading_20_2" style:master-page-name="">
      <style:paragraph-properties fo:text-align="justify" style:justify-single-word="false" style:page-number="auto" fo:break-before="auto" fo:break-after="auto">
        <style:tab-stops>
          <style:tab-stop style:position="0.4in"/>
        </style:tab-stops>
      </style:paragraph-properties>
      <style:text-properties style:use-window-font-color="true"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47" style:family="paragraph" style:parent-style-name="Heading_20_3">
      <style:paragraph-properties fo:text-align="justify" style:justify-single-word="false">
        <style:tab-stops>
          <style:tab-stop style:position="0in"/>
        </style:tab-stops>
      </style:paragraph-properties>
      <style:text-properties style:use-window-font-color="true"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48" style:family="paragraph" style:parent-style-name="Heading_20_2">
      <style:text-properties fo:background-color="#ffff00"/>
    </style:style>
    <style:style style:name="P49"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50" style:family="paragraph" style:parent-style-name="Table_20_Contents">
      <style:paragraph-properties fo:text-align="justify" style:justify-single-word="false"/>
      <style:text-properties fo:font-size="8pt" fo:font-style="italic" fo:font-weight="normal" style:font-size-asian="8pt" style:font-style-asian="italic" style:font-weight-asian="normal" style:font-size-complex="8pt" style:font-style-complex="italic" style:font-weight-complex="normal"/>
    </style:style>
    <style:style style:name="P5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2" style:family="paragraph" style:parent-style-name="Table_20_Contents">
      <style:paragraph-properties fo:text-align="justify"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53" style:family="paragraph" style:parent-style-name="Table_20_Contents">
      <style:paragraph-properties fo:text-align="justify" style:justify-single-word="false">
        <style:tab-stops>
          <style:tab-stop style:position="0in"/>
        </style:tab-stops>
      </style:paragraph-properties>
      <style:text-properties style:use-window-font-color="true" fo:font-size="6pt" fo:language="en" fo:country="US" fo:font-weight="normal" style:font-name-asian="Times New Roman" style:font-size-asian="5.25pt" style:font-weight-asian="normal" style:font-name-complex="Times New Roman" style:font-size-complex="6pt" style:language-complex="ar" style:country-complex="SA" style:font-weight-complex="normal"/>
    </style:style>
    <style:style style:name="P54" style:family="paragraph" style:parent-style-name="Table_20_Contents">
      <style:text-properties fo:font-size="11pt" style:font-size-asian="11pt" style:font-size-complex="11pt"/>
    </style:style>
    <style:style style:name="P55" style:family="paragraph" style:parent-style-name="Table_20_Contents">
      <style:text-properties fo:font-size="6pt" style:font-size-asian="5.25pt" style:font-size-complex="6pt"/>
    </style:style>
    <style:style style:name="P56" style:family="paragraph" style:parent-style-name="Table_20_Contents">
      <style:paragraph-properties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57" style:family="paragraph" style:parent-style-name="Contents_20_1">
      <style:paragraph-properties>
        <style:tab-stops>
          <style:tab-stop style:position="6in" style:type="right" style:leader-style="dotted" style:leader-text="."/>
        </style:tab-stops>
      </style:paragraph-properties>
    </style:style>
    <style:style style:name="P58" style:family="paragraph" style:parent-style-name="Contents_20_2">
      <style:paragraph-properties>
        <style:tab-stops>
          <style:tab-stop style:position="5.861in" style:type="right" style:leader-style="dotted" style:leader-text="."/>
        </style:tab-stops>
      </style:paragraph-properties>
    </style:style>
    <style:style style:name="P59" style:family="paragraph" style:parent-style-name="Contents_20_3">
      <style:paragraph-properties>
        <style:tab-stops>
          <style:tab-stop style:position="5.722in" style:type="right" style:leader-style="dotted" style:leader-text="."/>
        </style:tab-stops>
      </style:paragraph-properties>
    </style:style>
    <style:style style:name="P60" style:family="paragraph" style:parent-style-name="Standard" style:list-style-name="L4">
      <style:paragraph-properties fo:text-align="justify" style:justify-single-word="false">
        <style:tab-stops>
          <style:tab-stop style:position="0.4in"/>
        </style:tab-stops>
      </style:paragraph-properties>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Standard" style:list-style-name="L1">
      <style:paragraph-properties fo:text-align="justify" style:justify-single-word="false">
        <style:tab-stops>
          <style:tab-stop style:position="0in"/>
        </style:tab-stops>
      </style:paragraph-properties>
      <style:text-properties style:use-window-font-color="true" fo:font-size="9pt" fo:language="en" fo:country="US" fo:font-weight="bold" style:font-name-asian="Times New Roman" style:font-size-asian="9pt" style:font-weight-asian="bold" style:font-name-complex="Times New Roman" style:font-size-complex="9pt" style:language-complex="ar" style:country-complex="SA" style:font-weight-complex="bold"/>
    </style:style>
    <style:style style:name="P62" style:family="paragraph" style:parent-style-name="Standard" style:list-style-name="L2">
      <style:paragraph-properties fo:text-align="justify" style:justify-single-word="false">
        <style:tab-stops>
          <style:tab-stop style:position="0in"/>
        </style:tab-stops>
      </style:paragraph-properties>
      <style:text-properties style:use-window-font-color="true" fo:font-size="9pt" fo:language="en" fo:country="U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63" style:family="paragraph" style:parent-style-name="Standard">
      <style:paragraph-properties fo:text-align="justify" style:justify-single-word="false">
        <style:tab-stops>
          <style:tab-stop style:position="0in"/>
        </style:tab-stops>
      </style:paragraph-properties>
      <style:text-properties style:use-window-font-color="true"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64" style:family="paragraph" style:parent-style-name="Standard" style:list-style-name="L5">
      <style:paragraph-properties fo:text-align="justify" style:justify-single-word="false">
        <style:tab-stops>
          <style:tab-stop style:position="0in"/>
        </style:tab-stops>
      </style:paragraph-properties>
      <style:text-properties style:use-window-font-color="true"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65" style:family="paragraph" style:parent-style-name="Standard">
      <style:paragraph-properties fo:text-align="justify" style:justify-single-word="false">
        <style:tab-stops>
          <style:tab-stop style:position="0.4in"/>
        </style:tab-stops>
      </style:paragraph-properties>
      <style:text-properties style:use-window-font-color="true"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66" style:family="paragraph" style:parent-style-name="Standard">
      <style:paragraph-properties fo:text-align="justify" style:justify-single-word="false">
        <style:tab-stops>
          <style:tab-stop style:position="0in"/>
        </style:tab-stops>
      </style:paragraph-properties>
      <style:text-properties style:use-window-font-color="true"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P67" style:family="paragraph" style:parent-style-name="Standard">
      <style:paragraph-properties fo:text-align="justify" style:justify-single-word="false">
        <style:tab-stops>
          <style:tab-stop style:position="0.4in"/>
        </style:tab-stops>
      </style:paragraph-properties>
      <style:text-properties style:use-window-font-color="true" fo:font-size="6pt" fo:language="en" fo:country="US" fo:font-style="normal" fo:font-weight="normal" style:font-name-asian="Times New Roman" style:font-size-asian="5.25pt" style:font-style-asian="normal" style:font-weight-asian="normal" style:font-name-complex="Times New Roman" style:font-size-complex="6pt" style:language-complex="ar" style:country-complex="SA" style:font-style-complex="normal" style:font-weight-complex="normal"/>
    </style:style>
    <style:style style:name="P68" style:family="paragraph" style:parent-style-name="Standard">
      <style:paragraph-properties fo:text-align="justify" style:justify-single-word="false">
        <style:tab-stops>
          <style:tab-stop style:position="0.4in"/>
        </style:tab-stops>
      </style:paragraph-properties>
      <style:text-properties style:use-window-font-color="true" style:font-name="Courier 10 Pitch" fo:font-size="8pt" fo:language="en" fo:country="US" fo:font-style="normal"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style:style>
    <style:style style:name="P69" style:family="paragraph" style:parent-style-name="Standard">
      <style:paragraph-properties fo:text-align="justify" style:justify-single-word="false"/>
      <style:text-properties fo:font-size="11pt" style:font-size-asian="11pt" style:font-size-complex="11pt"/>
    </style:style>
    <style:style style:name="P70" style:family="paragraph" style:parent-style-name="Standard">
      <style:paragraph-properties fo:text-align="justify" style:justify-single-word="false">
        <style:tab-stops>
          <style:tab-stop style:position="0.4in"/>
        </style:tab-stops>
      </style:paragraph-properties>
      <style:text-properties fo:font-size="11pt" style:font-size-asian="11pt" style:font-size-complex="11pt"/>
    </style:style>
    <style:style style:name="P71" style:family="paragraph" style:parent-style-name="Standard">
      <style:paragraph-properties fo:text-align="justify" style:justify-single-word="false"/>
      <style:text-properties fo:font-size="6pt" style:font-size-asian="5.25pt" style:font-size-complex="6pt"/>
    </style:style>
    <style:style style:name="P72" style:family="paragraph" style:parent-style-name="Standard" style:master-page-name="Standard">
      <style:paragraph-properties fo:margin-left="-0.45in" fo:margin-right="0in" fo:text-indent="0in" style:auto-text-indent="false" style:page-number="auto"/>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73" style:family="paragraph" style:parent-style-name="Standard" style:master-page-name="Convert_20_1">
      <style:paragraph-properties fo:text-align="center" style:justify-single-word="false" style:page-number="auto"/>
      <style:text-properties style:use-window-font-color="true" fo:font-size="7pt" fo:language="en" fo:country="US" fo:font-weight="bold" style:font-name-asian="Times New Roman" style:font-size-asian="6.09999990463257pt" style:font-weight-asian="bold" style:font-name-complex="Times New Roman" style:font-size-complex="7pt" style:language-complex="ar" style:country-complex="SA" style:font-weight-complex="bold"/>
    </style:style>
    <style:style style:name="P74" style:family="paragraph" style:parent-style-name="Heading_20_1">
      <style:paragraph-properties fo:break-before="page"/>
    </style:style>
    <style:style style:name="P75" style:family="paragraph" style:parent-style-name="Heading_20_2" style:list-style-name="WW8Num2">
      <style:paragraph-properties>
        <style:tab-stops>
          <style:tab-stop style:position="0.4in"/>
        </style:tab-stops>
      </style:paragraph-properties>
    </style:style>
    <style:style style:name="P76" style:family="paragraph" style:parent-style-name="Heading_20_2">
      <style:text-properties fo:background-color="#ffff00"/>
    </style:style>
    <style:style style:name="P77" style:family="paragraph" style:parent-style-name="Heading_20_2">
      <style:paragraph-properties fo:text-align="justify" style:justify-single-word="false"/>
      <style:text-properties fo:font-size="11pt" fo:background-color="#ffff00" style:font-size-asian="11pt" style:font-size-complex="11pt"/>
    </style:style>
    <style:style style:name="P78" style:family="paragraph" style:parent-style-name="Heading_20_2" style:master-page-name="">
      <style:paragraph-properties fo:text-align="justify" style:justify-single-word="false" style:page-number="auto" fo:break-before="auto" fo:break-after="auto">
        <style:tab-stops>
          <style:tab-stop style:position="0.4in"/>
        </style:tab-stops>
      </style:paragraph-properties>
      <style:text-properties style:use-window-font-color="true"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79" style:family="paragraph" style:parent-style-name="Table_20_Contents">
      <style:paragraph-properties fo:text-align="justify" style:justify-single-word="false"/>
      <style:text-properties fo:font-size="11pt" style:font-size-asian="11pt" style:font-size-complex="11pt"/>
    </style:style>
    <style:style style:name="P80" style:family="paragraph" style:parent-style-name="Table_20_Contents">
      <style:text-properties fo:font-size="6pt" style:font-size-asian="5.25pt" style:font-size-complex="6pt"/>
    </style:style>
    <style:style style:name="P81"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82"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83" style:family="paragraph" style:parent-style-name="Table_20_Contents">
      <style:paragraph-properties fo:text-align="justify"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84" style:family="paragraph" style:parent-style-name="Table_20_Contents">
      <style:text-properties fo:font-size="8pt" style:font-size-asian="8pt" style:font-size-complex="8pt"/>
    </style:style>
    <style:style style:name="P85" style:family="paragraph" style:parent-style-name="Table_20_Contents">
      <style:paragraph-properties fo:text-align="justify" style:justify-single-word="false"/>
      <style:text-properties fo:font-size="8pt" style:font-size-asian="8pt" style:font-size-complex="8pt"/>
    </style:style>
    <style:style style:name="P86" style:family="paragraph" style:parent-style-name="Table_20_Contents">
      <style:paragraph-properties fo:text-align="justify" style:justify-single-word="false">
        <style:tab-stops>
          <style:tab-stop style:position="0.4in"/>
        </style:tab-stops>
      </style:paragraph-properties>
      <style:text-properties style:use-window-font-color="true" fo:font-size="6pt" fo:language="en" fo:country="US" fo:font-style="normal" fo:font-weight="normal" style:font-name-asian="Times New Roman" style:font-size-asian="5.25pt" style:font-style-asian="normal" style:font-weight-asian="normal" style:font-name-complex="Times New Roman" style:font-size-complex="6pt" style:language-complex="ar" style:country-complex="SA" style:font-style-complex="normal" style:font-weight-complex="normal"/>
    </style:style>
    <style:style style:name="P87" style:family="paragraph" style:parent-style-name="Table_20_Contents">
      <style:paragraph-properties fo:text-align="justify" style:justify-single-word="false"/>
      <style:text-properties fo:font-size="5pt" style:font-size-asian="4.34999990463257pt" style:font-size-complex="5pt"/>
    </style:style>
    <style:style style:name="T1" style:family="text">
      <style:text-properties style:use-window-font-color="true"/>
    </style:style>
    <style:style style:name="T2" style:family="text">
      <style:text-properties style:use-window-font-color="true" style:font-name="Arial" fo:font-size="12pt" fo:language="en" fo:country="US" style:font-name-asian="Times New Roman" style:font-size-asian="12pt" style:font-name-complex="Arial" style:font-size-complex="12pt" style:language-complex="ar" style:country-complex="SA"/>
    </style:style>
    <style:style style:name="T3" style:family="text">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4" style:family="text">
      <style:text-properties style:font-name="Arial" style:font-name-complex="Arial"/>
    </style:style>
    <style:style style:name="T5" style:family="text">
      <style:text-properties fo:font-size="9pt" style:font-size-asian="9pt" style:font-size-complex="9pt"/>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language="en" fo:country="US"/>
    </style:style>
    <style:style style:name="T12" style:family="text">
      <style:text-properties style:font-name-asian="Times New Roman"/>
    </style:style>
    <style:style style:name="T13" style:family="text">
      <style:text-properties style:font-style-asian="normal"/>
    </style:style>
    <style:style style:name="T14" style:family="text">
      <style:text-properties style:font-weight-asian="normal"/>
    </style:style>
    <style:style style:name="T15" style:family="text">
      <style:text-properties style:font-name-complex="Times New Roman"/>
    </style:style>
    <style:style style:name="T16" style:family="text">
      <style:text-properties style:language-complex="ar" style:country-complex="SA"/>
    </style:style>
    <style:style style:name="T17" style:family="text">
      <style:text-properties style:font-style-complex="normal"/>
    </style:style>
    <style:style style:name="T18" style:family="text">
      <style:text-properties style:font-weight-complex="normal"/>
    </style:style>
    <style:style style:name="T19" style:family="text">
      <style:text-properties fo:font-weight="bold" style:font-weight-asian="bold" style:font-weight-complex="bold"/>
    </style:style>
    <style:style style:name="T20"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19">NG/AMS User's Manual</text:p>
      <text:p text:style-name="P19">New Features V4.0</text:p>
      <text:p text:style-name="P8"/>
      <text:p text:style-name="P15">ALMA-00.00.00.00-000-A-TTT</text:p>
      <text:p text:style-name="P15"/>
      <text:p text:style-name="P15">Version: 1.0</text:p>
      <text:p text:style-name="P15">Status: Draft</text:p>
      <text:p text:style-name="P16">2008-09-08</text:p>
      <text:p text:style-name="P15"/>
      <table:table table:name="Table1" table:style-name="Table1">
        <table:table-column table:style-name="Table1.A"/>
        <table:table-row table:style-name="Table1.1">
          <table:table-cell table:style-name="Table1.A1" office:value-type="string">
            <text:p text:style-name="P7"/>
            <text:p text:style-name="Standard"><draw:frame draw:style-name="fr1" draw:name="Frame1" text:anchor-type="as-char" svg:y="0in" svg:width="5.1992in" draw:z-index="15"><draw:text-box fo:min-height="0.0161in"><table:table table:name="Table2" table:style-name="Table2"><table:table-column table:style-name="Table2.A"/><table:table-column table:style-name="Table2.B"/><table:table-column table:style-name="Table2.C"/><table:table-row table:style-name="Table2.1"><table:table-cell table:style-name="Table2.A1" office:value-type="string"><text:p text:style-name="P7">Prepared By:</text:p></table:table-cell><table:table-cell table:style-name="Table2.A1" office:value-type="string"><text:p text:style-name="P7"/></table:table-cell><table:table-cell table:style-name="Table2.C1" office:value-type="string"><text:p text:style-name="P7"/></table:table-cell></table:table-row><table:table-row table:style-name="Table2.1"><table:table-cell table:style-name="Table2.A2" office:value-type="string"><text:p text:style-name="P7">Name(s) and Signature(s)</text:p></table:table-cell><table:table-cell table:style-name="Table2.A2" office:value-type="string"><text:p text:style-name="P7">Organization</text:p></table:table-cell><table:table-cell table:style-name="Table2.C2" office:value-type="string"><text:p text:style-name="P7">Date</text:p></table:table-cell></table:table-row><table:table-row table:style-name="Table2.3"><table:table-cell table:style-name="Table2.A2" office:value-type="string"><text:p text:style-name="P9">Jens T. Knudstrup</text:p></table:table-cell><table:table-cell table:style-name="Table2.A2" office:value-type="string"><text:p text:style-name="P9">ESO</text:p></table:table-cell><table:table-cell table:style-name="Table2.C2" office:value-type="string"><text:p text:style-name="P9">2008-09-08</text:p></table:table-cell></table:table-row><table:table-row table:style-name="Table2.1"><table:table-cell table:style-name="Table2.A2" office:value-type="string"><text:p text:style-name="P7">Approved By:</text:p></table:table-cell><table:table-cell table:style-name="Table2.A2" office:value-type="string"><text:p text:style-name="P7"/></table:table-cell><table:table-cell table:style-name="Table2.C2" office:value-type="string"><text:p text:style-name="P7"/></table:table-cell></table:table-row><table:table-row table:style-name="Table2.1"><table:table-cell table:style-name="Table2.A2" office:value-type="string"><text:p text:style-name="P7">Name and Signature</text:p></table:table-cell><table:table-cell table:style-name="Table2.A2" office:value-type="string"><text:p text:style-name="P7">Organization</text:p></table:table-cell><table:table-cell table:style-name="Table2.C2" office:value-type="string"><text:p text:style-name="P7">Date</text:p></table:table-cell></table:table-row><table:table-row table:style-name="Table2.6"><table:table-cell table:style-name="Table2.A2" office:value-type="string"><text:p text:style-name="P10"/></table:table-cell><table:table-cell table:style-name="Table2.A2" office:value-type="string"><text:p text:style-name="P10"/></table:table-cell><table:table-cell table:style-name="Table2.C2" office:value-type="string"><text:p text:style-name="P10"/></table:table-cell></table:table-row><table:table-row table:style-name="Table2.7"><table:table-cell table:style-name="Table2.A2" office:value-type="string"><text:p text:style-name="P7">Released By:</text:p></table:table-cell><table:table-cell table:style-name="Table2.A2" office:value-type="string"><text:p text:style-name="P7"/></table:table-cell><table:table-cell table:style-name="Table2.C2" office:value-type="string"><text:p text:style-name="P7"/></table:table-cell></table:table-row><table:table-row table:style-name="Table2.1"><table:table-cell table:style-name="Table2.A2" office:value-type="string"><text:p text:style-name="P7">Name and Signature</text:p></table:table-cell><table:table-cell table:style-name="Table2.A2" office:value-type="string"><text:p text:style-name="P7">Organization</text:p></table:table-cell><table:table-cell table:style-name="Table2.C2" office:value-type="string"><text:p text:style-name="P7">Date</text:p></table:table-cell></table:table-row><table:table-row table:style-name="Table2.9"><table:table-cell table:style-name="Table2.A2" office:value-type="string"><text:p text:style-name="P9"/></table:table-cell><table:table-cell table:style-name="Table2.A2" office:value-type="string"><text:p text:style-name="P9"/></table:table-cell><table:table-cell table:style-name="Table2.C2" office:value-type="string"><text:p text:style-name="P9"/></table:table-cell></table:table-row></table:table></draw:text-box></draw:frame></text:p>
          </table:table-cell>
        </table:table-row>
      </table:table>
      <text:section text:style-name="Sect1" text:name="Section1">
        <text:p text:style-name="P5"/>
        <text:p text:style-name="P45"/>
        <text:p text:style-name="P17">Change Record</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Version</text:p>
            </table:table-cell>
            <table:table-cell table:style-name="Table3.A1" office:value-type="string">
              <text:p text:style-name="P14">Date</text:p>
            </table:table-cell>
            <table:table-cell table:style-name="Table3.A1" office:value-type="string">
              <text:p text:style-name="P14">Affected Section(s)</text:p>
            </table:table-cell>
            <table:table-cell table:style-name="Table3.A1" office:value-type="string">
              <text:p text:style-name="P14">Change Request #</text:p>
            </table:table-cell>
            <table:table-cell table:style-name="Table3.E1" table:number-columns-spanned="2" office:value-type="string">
              <text:p text:style-name="P14">Reason/Initiation/Remarks</text:p>
            </table:table-cell>
            <table:covered-table-cell/>
          </table:table-row>
          <table:table-row table:style-name="Table3.2">
            <table:table-cell table:style-name="Table3.A2" office:value-type="string">
              <text:p text:style-name="P13">1.0</text:p>
            </table:table-cell>
            <table:table-cell table:style-name="Table3.A2" office:value-type="string">
              <text:p text:style-name="P12">2008-08-31</text:p>
            </table:table-cell>
            <table:table-cell table:style-name="Table3.A2" office:value-type="string">
              <text:p text:style-name="P12">-</text:p>
            </table:table-cell>
            <table:table-cell table:style-name="Table3.A2" office:value-type="string">
              <text:p text:style-name="P12"/>
            </table:table-cell>
            <table:table-cell table:style-name="Table3.E2" office:value-type="string">
              <text:p text:style-name="P12">First release</text:p>
            </table:table-cell>
            <table:table-cell table:style-name="Table3.F2" office:value-type="string">
              <text:p text:style-name="P4"/>
            </table:table-cell>
          </table:table-row>
          <table:table-row table:style-name="Table3.2">
            <table:table-cell table:style-name="Table3.A2" office:value-type="string">
              <text:p text:style-name="P12"/>
            </table:table-cell>
            <table:table-cell table:style-name="Table3.A2" office:value-type="string">
              <text:p text:style-name="P12"/>
            </table:table-cell>
            <table:table-cell table:style-name="Table3.A2" office:value-type="string">
              <text:p text:style-name="P43"/>
            </table:table-cell>
            <table:table-cell table:style-name="Table3.A2" office:value-type="string">
              <text:p text:style-name="P12"/>
            </table:table-cell>
            <table:table-cell table:style-name="Table3.A2" office:value-type="string">
              <text:p text:style-name="P13"/>
            </table:table-cell>
            <table:table-cell table:style-name="Table3.F2" office:value-type="string">
              <text:p text:style-name="P4"/>
            </table:table-cell>
          </table:table-row>
        </table:table>
      </text:section>
      <text:p text:style-name="P73"/>
      <text:p text:style-name="P29">Table of Contents</text:p>
      <text:p text:style-name="P18"/>
      <text:table-of-content text:style-name="Sect2"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 text:style-name="Subtitle"/>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57"><text:a xlink:type="simple" xlink:href="#1. Description|outline">1 <text:s/>Description<text:tab/>4</text:a></text:p>
          <text:p text:style-name="P58"><text:a xlink:type="simple" xlink:href="#1.1.Purpose|outline">1.1 Purpose<text:tab/>4</text:a></text:p>
          <text:p text:style-name="P58"><text:a xlink:type="simple" xlink:href="#1.2.Scope|outline">1.2 Scope<text:tab/>4</text:a></text:p>
          <text:p text:style-name="P57"><text:a xlink:type="simple" xlink:href="#2. NGAS Cache Archive Service|outline">2 <text:s/>NGAS Cache Archive Service<text:tab/>5</text:a></text:p>
          <text:p text:style-name="P58"><text:a xlink:type="simple" xlink:href="#2.1.Basic Functioning|outline">2.1 Basic Functioning<text:tab/>5</text:a></text:p>
          <text:p text:style-name="P58"><text:a xlink:type="simple" xlink:href="#2.2.Caching Schemes|outline">2.2 Caching Schemes<text:tab/>6</text:a></text:p>
          <text:p text:style-name="P58"><text:a xlink:type="simple" xlink:href="#2.3.Configuration|outline">2.3 Configuration<text:tab/>6</text:a></text:p>
          <text:p text:style-name="P58"><text:a xlink:type="simple" xlink:href="#2.4.EXPERT: Deleting Cached Data Objects on Demand|outline">2.4 EXPERT: Deleting Cached Data Objects on Demand<text:tab/>7</text:a></text:p>
          <text:p text:style-name="P58"><text:a xlink:type="simple" xlink:href="#2.5.EXPERT: DB|outline">2.5 EXPERT: DB<text:tab/>7</text:a></text:p>
          <text:p text:style-name="P57"><text:a xlink:type="simple" xlink:href="#3. NGAS Mirroring Service|outline">3 <text:s/>NGAS Mirroring Service<text:tab/>9</text:a></text:p>
          <text:p text:style-name="P58"><text:a xlink:type="simple" xlink:href="#3.1.XX|outline">3.1 XX<text:tab/>9</text:a></text:p>
          <text:p text:style-name="P59"><text:a xlink:type="simple" xlink:href="#3.1.1.XXX|outline">3.1.1 XXX<text:tab/>9</text:a></text:p>
          <text:p text:style-name="P57"><text:a xlink:type="simple" xlink:href="#4. Commands|outline">4 <text:s/>Commands<text:tab/>10</text:a></text:p>
          <text:p text:style-name="P58"><text:a xlink:type="simple" xlink:href="#4.1.CACHEDEL Command|outline">4.1 CACHEDEL Command<text:tab/>10</text:a></text:p>
          <text:p text:style-name="P59"><text:a xlink:type="simple" xlink:href="#4.1.1.XXX|outline">4.1.1 XXX<text:tab/>10</text:a></text:p>
          <text:p text:style-name="P58"><text:a xlink:type="simple" xlink:href="#4.2.REARCHIVE Command|outline">4.2 REARCHIVE Command<text:tab/>10</text:a></text:p>
          <text:p text:style-name="P59"><text:a xlink:type="simple" xlink:href="#4.2.1.XXX|outline">4.2.1 XXX<text:tab/>10</text:a></text:p>
          <text:p text:style-name="P57"><text:a xlink:type="simple" xlink:href="#5. Plug-Ins|outline">5 <text:s/>Plug-Ins<text:tab/>11</text:a></text:p>
          <text:p text:style-name="P58"><text:a xlink:type="simple" xlink:href="#5.1.Cache Control Plug-In|outline">5.1 Cache Control Plug-In<text:tab/>11</text:a></text:p>
          <text:p text:style-name="P58"><text:a xlink:type="simple" xlink:href="#5.2.User Service Plug-In|outline">5.2 User Service Plug-In<text:tab/>11</text:a></text:p>
          <text:p text:style-name="P58"><text:a xlink:type="simple" xlink:href="#5.3.Command Plug-In|outline">5.3 Command Plug-In<text:tab/>11</text:a></text:p>
        </text:index-body>
      </text:table-of-content>
      <text:section text:style-name="Sect1" text:name="Section3">
        <text:p text:style-name="P42"/>
        <text:h text:style-name="P44" text:outline-level="1"><text:s/>Description</text:h>
        <text:p text:style-name="P33"/>
        <text:list text:style-name="WW8Num2">
          <text:list-item>
            <text:list>
              <text:list-item>
                <text:h text:style-name="P75" text:outline-level="2">Purpose</text:h>
              </text:list-item>
            </text:list>
          </text:list-item>
        </text:list>
        <text:p text:style-name="P37">This document contains some new sections, describing new features of the NGAS core SW (NG/AMS – NGAS Archive Management System) provided by NGAS V4.0. The information contained in this document will be added to the main, NG/AMS User's Manual at a later stage.</text:p>
        <text:p text:style-name="P38"/>
        <text:list text:style-name="WW8Num2" text:continue-numbering="true">
          <text:list-item>
            <text:list text:continue-numbering="true">
              <text:list-item>
                <text:h text:style-name="P75" text:outline-level="2">Scope</text:h>
              </text:list-item>
            </text:list>
          </text:list-item>
        </text:list>
        <text:p text:style-name="P37">The intended readers of this document are the SW designers and developers who are developing SW within the context of the ALMA Archive. </text:p>
        <text:p text:style-name="P39"/>
        <text:h text:style-name="P41" text:outline-level="1"><text:s/>NGAS Cache Archive Service</text:h>
        <text:p text:style-name="P20">The NGAS Cache Archive Service is used to deploy NGAS Archives, where the data should only be kept in the archive for a certain period of time until a criteria for removing the data from the cache is fulfilled.</text:p>
        <text:p text:style-name="P20"/>
        <text:p text:style-name="P20">While the data is kept in the cache, it is kept safe as though it was archived in a normal NGAS Archive System. This also means that the data can be retrieved, processed and checked as normal data. The Data Consistency Checking will also be run on the cached data, if the unit is configured correspondingly.</text:p>
        <text:p text:style-name="P20"/>
        <text:h text:style-name="Heading_20_2" text:outline-level="2">Basic Functioning</text:h>
        <text:p text:style-name="P20">To distinguish clearly between operating the NG/AMS Server as a normal, safe archive service and operating it in the less safe mode, as a cache, to use an NGAS instance as a Cache Archive, a special implementation of the NG/AMS Server should be invoked. This is named “ngamsCacheServer”; the server is invoked with the same parameters as the normal NG/AMS Server:</text:p>
        <text:p text:style-name="P27"/>
        <text:p text:style-name="P25">$ <text:span text:style-name="T7">ngamsCacheServer -cfg &lt;Configuration&gt; ... &lt;Other Options&gt; ...</text:span></text:p>
        <text:p text:style-name="P27"/>
        <text:p text:style-name="P22">Operating this instance of the NG/AMS Server, the Cache Service is always active per definition and will behave according to the configuration, read from the NG/AMS Configuration; see below. I.e., it is not possible to deactivate the Cache Service when running the NG/AMS Cache Archive Server.</text:p>
        <text:p text:style-name="P22"/>
        <text:p text:style-name="P23">Note, executing an NGAS instance as a cache archive always compromising data security, as data will be removed from the archive server and thus disappear completely from the system, if no other copies of the data are secured elsewhere in the archive or associated archive systems.</text:p>
        <text:p text:style-name="P20"/>
        <text:p text:style-name="P20">The managing of the contents of an NGAS Cache Archive is handled per node, normally per NAU. I.e., each node constituting the NGAS Cache Archive, is managing the cached files on each specific node, independently of the other nodes in the Cache Archive Cluster. I.e., each node is acting autonomously when deciding to remove data from the cache and there is no global coordination of the contents in an NGAS Cache Archive Cluster.</text:p>
        <text:p text:style-name="P20"/>
        <text:p text:style-name="P20">A Data Object archived in the cache, is identified by its File ID together with its File Version. The Disk IDs in connection with the various copies of the Data Object, is not used for determining which data to keep and which to delete from the cache.</text:p>
        <text:p text:style-name="P20"/>
        <text:p text:style-name="P20">Note, when the conditions for removing a data object from the cache are fulfilled, all copies of the given Data Object, hosted within as given NGAS Instance, are deleted from the data holding managed by that instance. I.e., if a Main and a Replication Copy are stored on the node, both instances are removed from the cache when the condition for removal is fulfilled.</text:p>
        <text:p text:style-name="P20"/>
        <text:h text:style-name="Heading_20_2" text:outline-level="2"><text:soft-page-break/>Caching Schemes</text:h>
        <text:p text:style-name="P20">The handling of the data in the cache can be set up to be controlled by the following criteria:</text:p>
        <text:p text:style-name="P27"/>
        <text:list text:style-name="L1">
          <text:list-item>
            <text:p text:style-name="P61">Time: <text:span text:style-name="T9">A data object is kept in the cache until it has been kept for certain period of time.</text:span></text:p>
          </text:list-item>
          <text:list-item>
            <text:p text:style-name="P61">Volume: <text:span text:style-name="T9">A certain volume of data (measured in MB) is kept. When the cache holding exceeds that size, files are removed FIFO-wise.</text:span></text:p>
          </text:list-item>
          <text:list-item>
            <text:p text:style-name="P61">Number of Files: <text:span text:style-name="T9">A certain number of files is kept in the cache. When the number of files in the cache exceeds this number, files are removed FIFO-wise.</text:span></text:p>
          </text:list-item>
          <text:list-item>
            <text:p text:style-name="P61">Cache Storage Availability: <text:span text:style-name="T9">A minimum free cache storage space is defined. If the available space in the cache, drops under this level, files are removed from the cache FIFO-wise, until the desirable threshold is reached.</text:span></text:p>
          </text:list-item>
          <text:list-item>
            <text:p text:style-name="P61">Cache Control Plug-In: <text:span text:style-name="T9">The Cache Control Plug-In makes it possible to implement a context specific decision making of when to delete files from the cache. The Cache Control Plug-In may contact other (NGAS) Archives, when deciding whether to remove data or not.</text:span></text:p>
          </text:list-item>
        </text:list>
        <text:p text:style-name="P27"/>
        <text:p text:style-name="P20">It is possible to deploy all five schemes in conjunction, the conditions will be OR'ed in this case such that, working its way through the list according to the sequence above, at the first positive result (TRUE), the check stops and the file being checked is scheduled for deletion.</text:p>
        <text:p text:style-name="P20"/>
        <text:p text:style-name="P21">It should be noted that when a file is deleted from the cache, the entry in the NGAS Cache Table is deleted along with the entry in the NGAS File Tables, as well as the file itself. Also the entries in the DB Snapshots on the volumes concerned are removed.</text:p>
        <text:p text:style-name="P21"/>
        <text:h text:style-name="Heading_20_2" text:outline-level="2">Configuration</text:h>
        <text:p text:style-name="P54">The properties for operating an NGAS Cache Node, is defined in the Caching Element in the NG/AMS Configuration. The attributes of the Caching Element are defined as follows:</text:p>
        <text:p text:style-name="P55"/>
        <table:table table:name="Table9" table:style-name="Table9">
          <table:table-column table:style-name="Table9.A"/>
          <table:table-column table:style-name="Table9.B"/>
          <table:table-row>
            <table:table-cell table:style-name="Table9.A1" office:value-type="string">
              <text:p text:style-name="P49">Attribute</text:p>
            </table:table-cell>
            <table:table-cell table:style-name="Table9.B1" office:value-type="string">
              <text:p text:style-name="P49">Description</text:p>
            </table:table-cell>
          </table:table-row>
          <table:table-row>
            <table:table-cell table:style-name="Table9.A2" office:value-type="string">
              <text:p text:style-name="P51">Caching.Period</text:p>
            </table:table-cell>
            <table:table-cell table:style-name="Table9.B2" office:value-type="string">
              <text:p text:style-name="P52">Period with which the Cache Control Thread should be running its checks, to identify if files should be removed.</text:p>
            </table:table-cell>
          </table:table-row>
          <table:table-row>
            <table:table-cell table:style-name="Table9.A2" office:value-type="string">
              <text:p text:style-name="P51">Caching.MaxTime</text:p>
            </table:table-cell>
            <table:table-cell table:style-name="Table9.B2" office:value-type="string">
              <text:p text:style-name="P52">Maximum period of time during which to keep cached objects.</text:p>
            </table:table-cell>
          </table:table-row>
          <table:table-row>
            <table:table-cell table:style-name="Table9.A2" office:value-type="string">
              <text:p text:style-name="P51">Caching.MaxVolume</text:p>
            </table:table-cell>
            <table:table-cell table:style-name="Table9.B2" office:value-type="string">
              <text:p text:style-name="P52">Maximum size (in bytes) of the cache.</text:p>
            </table:table-cell>
          </table:table-row>
          <table:table-row>
            <table:table-cell table:style-name="Table9.A2" office:value-type="string">
              <text:p text:style-name="P51">Caching.MaxFiles</text:p>
            </table:table-cell>
            <table:table-cell table:style-name="Table9.B2" office:value-type="string">
              <text:p text:style-name="P52">Maximum number of files to keep in the cache.</text:p>
            </table:table-cell>
          </table:table-row>
          <table:table-row>
            <table:table-cell table:style-name="Table9.A2" office:value-type="string">
              <text:p text:style-name="P51">Caching.MinCacheSize</text:p>
            </table:table-cell>
            <table:table-cell table:style-name="Table9.B2" office:value-type="string">
              <text:p text:style-name="P52">Minimum available space requested in the cache.</text:p>
              <text:p text:style-name="P56"/>
              <text:p text:style-name="P50">Note, this feature is currently not supported.</text:p>
            </table:table-cell>
          </table:table-row>
          <table:table-row>
            <table:table-cell table:style-name="Table9.A2" office:value-type="string">
              <text:p text:style-name="P51">Caching.CacheControlPlugIn</text:p>
            </table:table-cell>
            <table:table-cell table:style-name="Table9.B2" office:value-type="string">
              <text:p text:style-name="P52">Plug-in invoked to provide context specific control of when files should be deleted from the cache.</text:p>
            </table:table-cell>
          </table:table-row>
          <table:table-row>
            <table:table-cell table:style-name="Table9.A2" office:value-type="string">
              <text:p text:style-name="P51">Caching.CacheControlPlugInPars</text:p>
            </table:table-cell>
            <table:table-cell table:style-name="Table9.B2" office:value-type="string">
              <text:p text:style-name="P52">Optional parameters for the Cache Control Plug-In.</text:p>
            </table:table-cell>
          </table:table-row>
          <table:table-row>
            <table:table-cell table:style-name="Table9.A2" office:value-type="string">
              <text:p text:style-name="P51">Caching.NumberOfPlugIns</text:p>
            </table:table-cell>
            <table:table-cell table:style-name="Table9.B2" office:value-type="string">
              <text:p text:style-name="P52">Specifies a number of helper plug-ins, to be executed to actually execute the Cache Control Plug-In on each Data Object in the cache holding. It is necessary to parallelize this processing, as in case of a high throughput in terms of files/s, the Cache Service would <text:s/>not be able to keep up with the incoming stream of data and the cache storage availability, would eventually saturate.</text:p>
              <text:p text:style-name="P52"/>
              <text:p text:style-name="P52">Specifying the appropriate number of helper threads has to be done on an experimental basis, such that it should be tried to run the Cache Archive Node, with the worst-case (maximum) incoming data rate (measured in files/s) for a while. The cache holding should be monitored and the number of threads <text:soft-page-break/>adjusted such that after a given period of time the number of files in the cache will fluctuate around a center value, but will stop growing further.</text:p>
            </table:table-cell>
          </table:table-row>
        </table:table>
        <text:p text:style-name="P53"/>
        <text:p text:style-name="P20">If a condition should be disregarded whilst operating the cache, this should be left empty.</text:p>
        <text:p text:style-name="P20"/>
        <text:p text:style-name="P20">An example of a configuration of an NGAS Cache Archive Node is as follows:</text:p>
        <text:p text:style-name="P27"/>
        <text:p text:style-name="P26">&lt;Caching <text:s/>Period="10"</text:p>
        <text:p text:style-name="P26"><text:s text:c="10"/>MaxTime="3600"</text:p>
        <text:p text:style-name="P26"><text:s text:c="10"/>MaxCacheSize="1000000000"</text:p>
        <text:p text:style-name="P26"><text:s text:c="10"/>MaxFiles="10000"</text:p>
        <text:p text:style-name="P26"><text:s text:c="10"/>MinCacheSpace=""</text:p>
        <text:p text:style-name="P26"><text:s text:c="10"/>CacheControlPlugIn="ngamsExampleCacheCtrlPI"</text:p>
        <text:p text:style-name="P26"><text:s text:c="10"/>CacheControlPlugInPars="max_cache_time=3000"</text:p>
        <text:p text:style-name="P26"><text:s text:c="10"/>NumberOfPlugIns="5"/&gt;</text:p>
        <text:p text:style-name="P28"/>
        <text:p text:style-name="P21">This Caching Element specifies a Cache Archive Instance, which:</text:p>
        <text:p text:style-name="P28"/>
        <text:list text:style-name="L2">
          <text:list-item>
            <text:p text:style-name="P62">Checks the cache holding every 10s (Period=10).</text:p>
          </text:list-item>
          <text:list-item>
            <text:p text:style-name="P62">Deletes entries from the cache, residing more than 1 hour in the cache (MaxTime=3600).</text:p>
          </text:list-item>
          <text:list-item>
            <text:p text:style-name="P62">Ensures the size of the cache does not grow above 1 GB (MaxCacheSize=1E9).</text:p>
          </text:list-item>
          <text:list-item>
            <text:p text:style-name="P62">Maintains the maximum number of files in the case to ten thousand (MaxFiles=1E5).</text:p>
          </text:list-item>
          <text:list-item>
            <text:p text:style-name="P62">Executes the Cache Control Plug-In, ngamsExampleCacheCtrlPI, which implements a simple business logic, which ensures a maximum caching time, here 3000s (corresponds to MaxTime=3000). In total 5 helper thread are executed to carry out the Cache Control Plug-In check of the cache holding.</text:p>
          </text:list-item>
        </text:list>
        <text:p text:style-name="P28"/>
        <text:h text:style-name="P48" text:outline-level="2">EXPERT: Deleting Cached Data Objects on Demand</text:h>
        <text:p text:style-name="P21">In order to delete entries in the cache explicitly, the CACHEDEL Command should be used. Submitting this command together with the File ID and File Version of the Data Object to remove from the cache, will schedule that entry for deletion. The deletion will take place during the next iteration of the Cache Control Thread.</text:p>
        <text:p text:style-name="P21"/>
        <text:p text:style-name="P21">The CACHEDEL Command is described in X.X.</text:p>
        <text:p text:style-name="P21"/>
        <text:h text:style-name="P48" text:outline-level="2">EXPERT: DB</text:h>
        <text:p text:style-name="P21">The internal house keeping is done, using an internal SQLite based DB (Cache DBMS Table), which is located within the NGAS home directory (Root Directory). This SQLite DBMS is named:</text:p>
        <text:p text:style-name="P28"/>
        <text:p text:style-name="P26">/NGAS/cache/CACHE_CONTENTS_DBMS_&lt;Host&gt;:&lt;Port&gt;.db</text:p>
        <text:p text:style-name="P28"/>
        <text:p text:style-name="P21">Usually the user does not have to be concerned with this DB; possibly only for troubleshooting purposes it might be useful to peek into the internals of the Cache Service.</text:p>
        <text:p text:style-name="P21"/>
        <text:p text:style-name="P20"><text:span text:style-name="T7">In order to publish the contents of the cache, a table is contained in the NGAS DB, ngas_cache (RDBMS Cache Table), which reflects the contents and status of the cache.</text:span> This table is defined as follows:</text:p>
        <text:p text:style-name="P24"/>
        <table:table table:name="Table10" table:style-name="Table10">
          <table:table-column table:style-name="Table10.A" table:number-columns-repeated="2"/>
          <table:table-column table:style-name="Table10.C"/>
          <table:table-row>
            <table:table-cell table:style-name="Table10.A1" office:value-type="string">
              <text:p text:style-name="P49">Column</text:p>
            </table:table-cell>
            <table:table-cell table:style-name="Table10.A1" office:value-type="string">
              <text:p text:style-name="P49">Type</text:p>
            </table:table-cell>
            <table:table-cell table:style-name="Table10.C1" office:value-type="string">
              <text:p text:style-name="P49">Description</text:p>
            </table:table-cell>
          </table:table-row>
          <table:table-row>
            <table:table-cell table:style-name="Table10.A2" office:value-type="string">
              <text:p text:style-name="P51">file_id</text:p>
            </table:table-cell>
            <table:table-cell table:style-name="Table10.A2" office:value-type="string">
              <text:p text:style-name="P51">varchar(64)</text:p>
            </table:table-cell>
            <table:table-cell table:style-name="Table10.C2" office:value-type="string">
              <text:p text:style-name="P52">The NGAS File ID allocated to the file.</text:p>
            </table:table-cell>
          </table:table-row>
          <table:table-row>
            <table:table-cell table:style-name="Table10.A2" office:value-type="string">
              <text:p text:style-name="P51">file_version</text:p>
            </table:table-cell>
            <table:table-cell table:style-name="Table10.A2" office:value-type="string">
              <text:p text:style-name="P51">int</text:p>
            </table:table-cell>
            <table:table-cell table:style-name="Table10.C2" office:value-type="string">
              <text:p text:style-name="P52">The NGAS File Version allocated to the file.</text:p>
            </table:table-cell>
          </table:table-row>
          <text:soft-page-break/>
          <table:table-row>
            <table:table-cell table:style-name="Table10.A2" office:value-type="string">
              <text:p text:style-name="P51">cache_time</text:p>
            </table:table-cell>
            <table:table-cell table:style-name="Table10.A2" office:value-type="string">
              <text:p text:style-name="P51">varchar(32)</text:p>
            </table:table-cell>
            <table:table-cell table:style-name="Table10.C2" office:value-type="string">
              <text:p text:style-name="P52">The time the file was cached.</text:p>
            </table:table-cell>
          </table:table-row>
          <table:table-row>
            <table:table-cell table:style-name="Table10.A2" office:value-type="string">
              <text:p text:style-name="P51">cache_delete</text:p>
            </table:table-cell>
            <table:table-cell table:style-name="Table10.A2" office:value-type="string">
              <text:p text:style-name="P51">tinyint</text:p>
            </table:table-cell>
            <table:table-cell table:style-name="Table10.C2" office:value-type="string">
              <text:p text:style-name="P52">If set to “1” the file is scheduled for deletion.</text:p>
            </table:table-cell>
          </table:table-row>
        </table:table>
        <text:p text:style-name="P24"/>
        <text:p text:style-name="P21">The internal 'cache table' has a similar definition, but contains more information, needed for managing the cache.</text:p>
        <text:p text:style-name="P21"/>
        <text:p text:style-name="P69">It is possible to delete the internal Cache DB and the contents of the RDBMS Cache Table. The cache service will reconstruct itself from the information about the data objects archived on that NGAS Instance, contained in the NGAS Files Table (“ngas_files). Nonetheless, if both Cache Tables are lost/contents deleted, some information will be lost like last time for checking a cache entry for deletion. This however is not an major issue, and will usually simply mean that some entries are kept for a longer period of time in the cache. If available space in the cache is a concern, it is always possible to specify a threshold for the maximum amount of data (in entries <text:s/>or volume) to ensure the cache does not saturate. If data objects were scheduled explicitly for removal from the cache via the CACHEDEL Command, this information, however, is lost in case both tables are lost. In that case it will be necessary to reschedule the data objects in question for deletion. Normally this is probably not a major concern, as loosing both tables should be a rare event.</text:p>
        <text:p text:style-name="P69"/>
        <text:p text:style-name="P21">Note, if the contents of the RDBMS Cache Table is deleted, but the internal DBMS Cache Table is kept, the RDBMS Cache Table will be reconstructed from the contents in the Internal DBMS Cache Table correlated with the contents in the NGAS Files Table, what concerns the data holding on that NGAS Instance. The same is true if the DBMS Cache Table is deleted and the RDBMS Cache Table preserved.</text:p>
        <text:p text:style-name="P21"/>
        <text:p text:style-name="P21">At any rate, what is described above indicates, that the Cache Service is fairly robust towards inappropriate manipulation/corruption of its persistent house keeping information.</text:p>
        <text:h text:style-name="P40" text:outline-level="1"><text:s/>NGAS Mirroring Service</text:h>
        <text:p text:style-name="P20">The NGAS Mirroring Service is used to mirror thew contents of one NGAS Archive with one or more other NGAS Archives. The mirroring can be set up to be bi-directional. </text:p>
        <text:p text:style-name="P20"/>
        <text:p text:style-name="P20">An NGAS Archive is here considered as a name space, defined by the NGAS Cluster definition, in the NGAS Hosts Table (ngas_hosts.cluster_name) in the NGAS DB. This means the mirroring service uses the cluster concept when deciding which data object to mirror between the specified NGAS Clusters.</text:p>
        <text:p text:style-name="P20"/>
        <text:p text:style-name="P20">The mirroring service can be used to mirror data quasi on-the-fly (with a certain delay though) or to restore data, lost in one NGAS Cluster from duplicate data stored in other NGAS Sites.</text:p>
        <text:p text:style-name="P20"/>
        <text:p text:style-name="P20">One of the fundamental concepts of the NGAS Mirroring Service, is that while designing the service, it has been attempted to spread out the load of carrying out the mirroring, on as many nodes in the target cluster as possible, to increase the throughput. Noticeable, not data is flowing through the instance controlling the mirroring, but all data is being mirroring from source to target node, for the maximal throughput.</text:p>
        <text:p text:style-name="P21"/>
        <text:h text:style-name="P46" text:outline-level="2">Basic Functioning</text:h>
        <text:p text:style-name="P65">An NGAS Cluster Name Space is defined by a logical view on the data holding in the NGAS System, which is contained within nodes, pertaining to one, specific cluster. The handling of the Cluster Name Space is managed at DB query level. By always considering nodes belonging to one cluster, according to the definition in the NGAS DB, it is possible to delimit the data objects belonging to each NGAS Cluster. This is utilized when determining whether to mirror data objects from one cluster to another.</text:p>
        <text:p text:style-name="P65"/>
        <text:p text:style-name="P65">Importantly, it is possible to set up the mirroring between NGAS Sites using NGAS DBs hosted in different RDBMS'. This makes it also possible to mirror data between an NGAS Sites using Oracle as the core RDBMS to another NGAS Site using Sybase as RDBMS.</text:p>
        <text:p text:style-name="P65"/>
        <text:p text:style-name="P65">Within each NGAS Cluster, one node should be assigned to become the Mirroring Control Unit, MCU<text:note text:id="ftn0" text:note-class="footnote"><text:note-citation>1</text:note-citation><text:note-body><text:p text:style-name="Footnote">In a future release, it is foreseen to specify a set of Mirroring Control Units, such that if one becomes inoperable, the next one in the list, will take over the role as Mirroring Control Unit to ensure a high availability of the service.</text:p></text:note-body></text:note>. This unit takes care of coordinating the mirroring of data from a remote NGAS Cluster to the local one. As no data is passing through the MCU, this is not loaded with an unnecessary data traffic, and will be merely controlling the data flow between the various storage units in the source and target cluster.</text:p>
        <text:p text:style-name="P65"/>
        <text:p text:style-name="P65">If mirroring should be carried out in the other direction, an MCU should be assigned also in the remote NGAS Clusters with which the local NGAS Cluster is synchronizing itself.</text:p>
        <text:p text:style-name="P65"/>
        <text:p text:style-name="P65"><text:soft-page-break/>It is possible for an NGAS Cluster to synchronize itself with as many remote NGAS Clusters as required, whereby synchronizing with many sites, hosting larger amounts of data objects, may end up loading the target MCU significantly.</text:p>
        <text:p text:style-name="P65"/>
        <text:p text:style-name="P65">When activated, the MCU will run an internal thread, Mirroring Control Thread, which will take care of administering the mirroring from the remote sites to the local one. This thread will make use of a number of helper threads, which take care of checking for the availability of candidate data to be mirrored in the local cluster, and in case of missing data objects, re-archiving of this data from the source node to a node with storage capability in the local cluster.</text:p>
        <text:p text:style-name="P65"/>
        <text:p text:style-name="P65">Each data object selected for mirroring from the source to the target cluster, is referenced as a Mirroring Request, MR.</text:p>
        <text:p text:style-name="P65"/>
        <text:p text:style-name="P65">A table in the NGAS DB, NGAS Mirroring Queue Table, is used to manage the mirroring. This table can be used by external applications to provide the operators a status overview of the mirroring service activities.</text:p>
        <text:p text:style-name="P65"/>
        <text:h text:style-name="P46" text:outline-level="2">Mirroring Schemes</text:h>
        <text:p text:style-name="P65">The mirroring can be set up to apply the following schemes:</text:p>
        <text:p text:style-name="P67"/>
        <text:list text:style-name="L4">
          <text:list-item>
            <text:p text:style-name="P60"><text:span text:style-name="T19">No selection criteria: </text:span>All data in the source cluster is considered as candidate data for mirroring to the local cluster. This can be used to make a complete synchronization of the local cluster with the remote, source clusters. Beware this check may be heavy to carry out, such that this should not be done too frequently, maybe only once or twice per 24 hour. Applying this, data lost in the local cluster can be restored from the remote data holdings.</text:p>
          </text:list-item>
          <text:list-item>
            <text:p text:style-name="P60"><text:span text:style-name="T19">Ingestion Date:</text:span> Only files with an ingestion date, larger than the specified lower limit, will be considered for mirroring from the remote cluster. This is used to carry out a quasi on-the-fly, partial mirroring. This is much more light weight compared to the previous scheme as only new data is considered, in a window moving forward in time.</text:p>
          </text:list-item>
          <text:list-item>
            <text:p text:style-name="P60"><text:span text:style-name="T19">Mirroring Filter Plug-In:</text:span> A Filter Plug-In will be invoked on the remote NGAS Cluster to determine if data objects should be mirrored or not.</text:p>
          </text:list-item>
          <text:list-item>
            <text:p text:style-name="P60"><text:span text:style-name="T19">Ingestion Data and Mirroring Filter Plug-In:</text:span> This scheme is a combination of the previous two, whereby only data objects, ingested after a given ingestion date are considered. On this data set, a specified Filter Plug-In is applied to finally determine whether or not to mirror the data.</text:p>
          </text:list-item>
        </text:list>
        <text:p text:style-name="P67"/>
        <text:p text:style-name="P65">For a normal set-up, the Ingestion Date Mirroring Scheme will usually be executed on a frequent basis, say, every 5 minutes to synchronize new data that has arrived in the source cluster combined with an entire synchronization a few times per day.</text:p>
        <text:p text:style-name="P65"/>
        <text:h text:style-name="P46" text:outline-level="2">Configuration</text:h>
        <text:p text:style-name="P70">The Mirroring Service is defined in the NG/AMS Configuration. The XML Element is named Mirroring. The attributes and sub-elements are defined as follows:</text:p>
        <text:p text:style-name="P55"/>
        <table:table table:name="Table19" table:style-name="Table19">
          <table:table-column table:style-name="Table19.A"/>
          <table:table-column table:style-name="Table19.B"/>
          <table:table-row>
            <table:table-cell table:style-name="Table19.A1" office:value-type="string">
              <text:p text:style-name="P49">Attribute</text:p>
            </table:table-cell>
            <table:table-cell table:style-name="Table19.B1" office:value-type="string">
              <text:p text:style-name="P49">Description</text:p>
            </table:table-cell>
          </table:table-row>
          <table:table-row>
            <table:table-cell table:style-name="Table19.A2" office:value-type="string">
              <text:p text:style-name="P51">Mirroring.Active</text:p>
            </table:table-cell>
            <table:table-cell table:style-name="Table19.B2" office:value-type="string">
              <text:p text:style-name="P52">Used to switch on/off the mirroring globally for that <text:s/>NGAS Server (NGAS Mirroring Control Unit).</text:p>
            </table:table-cell>
          </table:table-row>
          <text:soft-page-break/>
          <table:table-row>
            <table:table-cell table:style-name="Table19.A2" office:value-type="string">
              <text:p text:style-name="P84">Mirroring.Threads</text:p>
            </table:table-cell>
            <table:table-cell table:style-name="Table19.B2" office:value-type="string">
              <text:p text:style-name="P85">The number of threads to run in the NGAS Server to actually handle the scheduled MR's. These threads are controlled by the Mirroring Control Thread (created, started, stopped, paused).</text:p>
            </table:table-cell>
          </table:table-row>
          <table:table-row>
            <table:table-cell table:style-name="Table19.A2" office:value-type="string">
              <text:p text:style-name="P84">Mirroring.CleanUpTime</text:p>
            </table:table-cell>
            <table:table-cell table:style-name="Table19.B2" office:value-type="string">
              <text:p text:style-name="P85">Indicates a time (or list of times) when the Mirroring DB Queue should be flushed, i.e. handled entries removed.</text:p>
            </table:table-cell>
          </table:table-row>
          <table:table-row>
            <table:table-cell table:style-name="Table19.A2" office:value-type="string">
              <text:p text:style-name="P84">Mirroring.Report</text:p>
            </table:table-cell>
            <table:table-cell table:style-name="Table19.B2" office:value-type="string">
              <text:p text:style-name="P85">Gives a list of Email Notification Recipients, which will receive a periodic report about the activities of the mirroring. If not specified, no report will be send out.</text:p>
            </table:table-cell>
          </table:table-row>
          <table:table-row>
            <table:table-cell table:style-name="Table19.A2" office:value-type="string">
              <text:p text:style-name="P84">Mirroring.ErrorRetryPeriod</text:p>
            </table:table-cell>
            <table:table-cell table:style-name="Table19.B2" office:value-type="string">
              <text:p text:style-name="P85">Indicates in seconds, how often (in period) to retry to handle an MR.</text:p>
            </table:table-cell>
          </table:table-row>
          <table:table-row>
            <table:table-cell table:style-name="Table19.A2" office:value-type="string">
              <text:p text:style-name="P84">Mirroring.ErrorRetryTimeout</text:p>
            </table:table-cell>
            <table:table-cell table:style-name="Table19.B2" office:value-type="string">
              <text:p text:style-name="P85">Indicates the maximum time in seconds to keep an MR in the Mirroring Queue before finally giving up to mirror it.</text:p>
            </table:table-cell>
          </table:table-row>
          <table:table-row>
            <table:table-cell table:style-name="Table19.A2" office:value-type="string">
              <text:p text:style-name="P84">Mirroring.Source.ServerList</text:p>
            </table:table-cell>
            <table:table-cell table:style-name="Table19.B2" office:value-type="string">
              <text:p text:style-name="P85">For each source specified, this defines the list of nodes in the SC to be contacted. This must be given in the format: “&lt;node&gt;:&lt;port&gt;,...”.</text:p>
            </table:table-cell>
          </table:table-row>
          <table:table-row>
            <table:table-cell table:style-name="Table19.A2" office:value-type="string">
              <text:p text:style-name="P84">Mirroring.Source.Period</text:p>
            </table:table-cell>
            <table:table-cell table:style-name="Table19.B2" office:value-type="string">
              <text:p text:style-name="P85">Gives the period (sampling rate) for which to query the SC for new MR's to be handled. If not specified, the TC will not send period requests for file lists referencing new files archived in the SC.</text:p>
            </table:table-cell>
          </table:table-row>
          <table:table-row>
            <table:table-cell table:style-name="Table19.A2" office:value-type="string">
              <text:p text:style-name="P84">Mirroring.Source.CompleteSync</text:p>
            </table:table-cell>
            <table:table-cell table:style-name="Table19.B2" office:value-type="string">
              <text:p text:style-name="P85">Time (or list of time references) for which to carry out a complete synchronization with the SC. If not specified, a complete synchronization will not be carried out.</text:p>
            </table:table-cell>
          </table:table-row>
          <table:table-row>
            <table:table-cell table:style-name="Table19.A2" office:value-type="string">
              <text:p text:style-name="P84">Mirroring.Source.SyncType</text:p>
            </table:table-cell>
            <table:table-cell table:style-name="Table19.B2" office:value-type="string">
              <text:p text:style-name="P85">Gives the type of mirroring to use. Defined is:</text:p>
              <text:p text:style-name="P87"/>
              <text:p text:style-name="P85"><text:span text:style-name="T20">INGESTION_DATE</text:span>: Mirroring based on ingestion date of the Data Object (ngas_files.ingestion_date). Only files with an ingestion date after the given date are considered.</text:p>
              <text:p text:style-name="P85"><text:span text:style-name="T20">FILTER_PLUGIN</text:span>: Apply a Mirroring Filter Plug-In on the contacted node in the SC which will generate the list of data object to mirror.</text:p>
              <text:p text:style-name="P87"/>
              <text:p text:style-name="P85">It is possible to specify to use both, i.e., ingestion date in conjunction with a Filter Plug-In.</text:p>
            </table:table-cell>
          </table:table-row>
          <table:table-row>
            <table:table-cell table:style-name="Table19.A2" office:value-type="string">
              <text:p text:style-name="P84">Mirroring.Source.TargetNodes</text:p>
            </table:table-cell>
            <table:table-cell table:style-name="Table19.B2" office:value-type="string">
              <text:p text:style-name="P85">Indicates the list of target nodes to which data will be mirrored (rearchived) in the TC. The following values are defined:</text:p>
              <text:p text:style-name="P85"/>
              <text:p text:style-name="P85"><text:span text:style-name="T20">ALL</text:span>:</text:p>
              <text:p text:style-name="P85">All archiving units online in the TC cluster with available space will be considered.</text:p>
              <text:p text:style-name="P85"/>
              <text:p text:style-name="P85"><text:span text:style-name="T20">&lt;target node 1&gt;:&lt;port&gt;,&lt;target node 2&gt;:&lt;port&gt;</text:span>:</text:p>
              <text:p text:style-name="P85">The nodes listed will be used as target nodes. Note, it is in principle possible to specify nodes, which are not <text:s/>part of the actual SC using this option.</text:p>
            </table:table-cell>
          </table:table-row>
          <table:table-row>
            <table:table-cell table:style-name="Table19.A2" office:value-type="string">
              <text:p text:style-name="P84">Mirroring.Source.LocalCopies</text:p>
            </table:table-cell>
            <table:table-cell table:style-name="Table19.B2" office:value-type="string">
              <text:p text:style-name="P85">Indicates the desired number of local copies of each file in the TC. Only if a file is available in less copies than the given, desired number of copies, it will be scheduled for mirroring.</text:p>
            </table:table-cell>
          </table:table-row>
          <table:table-row>
            <table:table-cell table:style-name="Table19.A2" office:value-type="string">
              <text:p text:style-name="P84">Mirroring.Source.FilterPlugIn</text:p>
            </table:table-cell>
            <table:table-cell table:style-name="Table19.B2" office:value-type="string">
              <text:p text:style-name="P85">Filter Plug-In to invoked on the contacted SC node to determine which files to be mirrored.</text:p>
            </table:table-cell>
          </table:table-row>
          <table:table-row>
            <table:table-cell table:style-name="Table19.A2" office:value-type="string">
              <text:p text:style-name="P84">Mirroring.Source.FilterPlugInPars</text:p>
            </table:table-cell>
            <table:table-cell table:style-name="Table19.B2" office:value-type="string">
              <text:p text:style-name="P85">Parameters for the Filter Plug-In.</text:p>
            </table:table-cell>
          </table:table-row>
        </table:table>
        <text:p text:style-name="P86"/>
        <text:p text:style-name="P65"/>
        <text:p text:style-name="P68">&lt;Mirroring <text:s/>Active="1"</text:p>
        <text:p text:style-name="P68"><text:s text:c="12"/>Threads="2"</text:p>
        <text:p text:style-name="P68"><text:s text:c="12"/>CleanUpTime="22:30:00"</text:p>
        <text:p text:style-name="P68"><text:s text:c="12"/>Report="ngas-support@xxx.org,ngas-operator@xxx.org"</text:p>
        <text:p text:style-name="P68"><text:s text:c="12"/>ErrorRetryPeriod="30"</text:p>
        <text:p text:style-name="P68"><text:s text:c="12"/>ErrorRetryTimeOut="100"&gt;</text:p>
        <text:p text:style-name="P68"/>
        <text:p text:style-name="P68"><text:soft-page-break/><text:s text:c="2"/>&lt;MirroringSource ServerList="nau_1-cluster_1.xxx.org:7001,nau_2-cluster_1.xxx.org:7001"</text:p>
        <text:p text:style-name="P68"><text:s text:c="19"/>Period="10"</text:p>
        <text:p text:style-name="P68"><text:s text:c="19"/>CompleteSync="00:00:00,12:00:00"</text:p>
        <text:p text:style-name="P68"><text:s text:c="19"/>SyncType="INGESTION_DATE"</text:p>
        <text:p text:style-name="P68"><text:s text:c="19"/>TargetNodes="ncu_1-cluster_a:8001,ncu_2-cluster_a:8001"/&gt;</text:p>
        <text:p text:style-name="P68"/>
        <text:p text:style-name="P68"><text:s text:c="2"/>&lt;MirroringSource ServerList="nau_1-cluster_2.xxx.org:7001,nau_2-cluster_2.xxx.org:7001"</text:p>
        <text:p text:style-name="P68"><text:s text:c="19"/>Period="10"</text:p>
        <text:p text:style-name="P68"><text:s text:c="19"/>CompleteSync="00:00:00,12:00:00"</text:p>
        <text:p text:style-name="P68"><text:s text:c="19"/>SyncType="INGESTION_DATE"</text:p>
        <text:p text:style-name="P68"><text:s text:c="19"/>TargetNodes="ncu_1-cluster_a:8001,ncu_2-cluster_a:8001"/&gt;</text:p>
        <text:p text:style-name="P68"/>
        <text:p text:style-name="P68">&lt;/Mirroring&gt;</text:p>
        <text:p text:style-name="P68"/>
        <text:p text:style-name="P21"/>
        <text:h text:style-name="P48" text:outline-level="2">EXPERT: DB</text:h>
        <text:p text:style-name="P21">In the NGAS DB a table, NGAS Mirroring Queue (ngas_mirroring_queue) is used to ....</text:p>
        <text:p text:style-name="P21"/>
        <text:list text:style-name="L5">
          <text:list-item>
            <text:p text:style-name="P64">persistency ...</text:p>
          </text:list-item>
          <text:list-item>
            <text:p text:style-name="P64"/>
          </text:list-item>
        </text:list>
        <text:p text:style-name="P21"/>
        <text:h text:style-name="P77" text:outline-level="2">EXPERT: Classes</text:h>
        <text:p text:style-name="P79">To handle a MR, there will be a class, Mirroring Request (ngamsMirroringRequest), which has the following attributes:</text:p>
        <text:p text:style-name="P55"/>
        <table:table table:name="Table18" table:style-name="Table18">
          <table:table-column table:style-name="Table18.A"/>
          <table:table-column table:style-name="Table18.B"/>
          <table:table-row>
            <table:table-cell table:style-name="Table18.A1" office:value-type="string">
              <text:p text:style-name="P49">Attribute</text:p>
            </table:table-cell>
            <table:table-cell table:style-name="Table18.B1" office:value-type="string">
              <text:p text:style-name="P49">Description</text:p>
            </table:table-cell>
          </table:table-row>
          <table:table-row>
            <table:table-cell table:style-name="Table18.A2" office:value-type="string">
              <text:p text:style-name="P51">File ID</text:p>
            </table:table-cell>
            <table:table-cell table:style-name="Table18.B2" office:value-type="string">
              <text:p text:style-name="P51">The NGAS File ID of the data object to be mirrored.</text:p>
            </table:table-cell>
          </table:table-row>
          <table:table-row>
            <table:table-cell table:style-name="Table18.A2" office:value-type="string">
              <text:p text:style-name="P51">File Version</text:p>
            </table:table-cell>
            <table:table-cell table:style-name="Table18.B2" office:value-type="string">
              <text:p text:style-name="P51">The NGAS File Version of the data object to be mirrored.</text:p>
            </table:table-cell>
          </table:table-row>
          <table:table-row>
            <table:table-cell table:style-name="Table18.A2" office:value-type="string">
              <text:p text:style-name="P51">Ingestion Date</text:p>
            </table:table-cell>
            <table:table-cell table:style-name="Table18.B2" office:value-type="string">
              <text:p text:style-name="P51">The ingestion date registered for the file in the SC.</text:p>
            </table:table-cell>
          </table:table-row>
          <table:table-row>
            <table:table-cell table:style-name="Table18.A2" office:value-type="string">
              <text:p text:style-name="P51">Server List ID</text:p>
            </table:table-cell>
            <table:table-cell table:style-name="Table18.B2" office:value-type="string">
              <text:p text:style-name="P51">Reference to table (ngas_mirroring_servers) containing the Server Lists defined.</text:p>
            </table:table-cell>
          </table:table-row>
          <table:table-row>
            <table:table-cell table:style-name="Table18.A2" office:value-type="string">
              <text:p text:style-name="P51">XML File Info</text:p>
            </table:table-cell>
            <table:table-cell table:style-name="Table18.B2" office:value-type="string">
              <text:p text:style-name="P51">The XML file info document for that file. This is kept in order to be able to restore the record in the TC DB after the file has been mirrored.</text:p>
            </table:table-cell>
          </table:table-row>
          <table:table-row>
            <table:table-cell table:style-name="Table18.A2" office:value-type="string">
              <text:p text:style-name="P84">Status</text:p>
            </table:table-cell>
            <table:table-cell table:style-name="Table18.B2" office:value-type="string">
              <text:p text:style-name="P84">The status of the request will be one of the following:</text:p>
              <text:p text:style-name="P84"/>
              <text:p text:style-name="P84">1. <text:span text:style-name="T20">Scheduled</text:span>: The MR has been scheduled by the Mirroring Control Thread, but is not yet being handled.</text:p>
              <text:p text:style-name="P84">2. <text:span text:style-name="T20">Active</text:span>: The MR is currently being handled.</text:p>
              <text:p text:style-name="P84">3. <text:span text:style-name="T20">Mirrored</text:span>: The MR has been successfully mirrored.</text:p>
              <text:p text:style-name="P84">4. <text:span text:style-name="T20">Reported</text:span>: The entry has been reported via Email Notification.</text:p>
              <text:p text:style-name="P84">5. <text:span text:style-name="T20">Error/Abandon</text:span>: The attempt to mirror the data object failed. It is not possible to recover from the error.</text:p>
              <text:p text:style-name="P84">6. <text:span text:style-name="T20">Error/Retry</text:span>: The attempt to mirror the object failed. It should be retried later to handle the request.</text:p>
            </table:table-cell>
          </table:table-row>
          <table:table-row>
            <table:table-cell table:style-name="Table18.A2" office:value-type="string">
              <text:p text:style-name="P84">Message</text:p>
            </table:table-cell>
            <table:table-cell table:style-name="Table18.B2" office:value-type="string">
              <text:p text:style-name="P85">Will indicate the status of the Mirroring Request if relevant. In particular when the request is in Error State, this attribute should be set to provide diagnostics.</text:p>
            </table:table-cell>
          </table:table-row>
          <table:table-row>
            <table:table-cell table:style-name="Table18.A2" office:value-type="string">
              <text:p text:style-name="P84">Last Activity Time</text:p>
            </table:table-cell>
            <table:table-cell table:style-name="Table18.B2" office:value-type="string">
              <text:p text:style-name="P84">Gives the time (seconds since epoch) for the last time it was tried to handle the request.</text:p>
            </table:table-cell>
          </table:table-row>
        </table:table>
        <text:p text:style-name="P71"/>
        <text:p text:style-name="P21"/>
        <text:h text:style-name="P40" text:outline-level="1"><text:s/>Commands</text:h>
        <text:p text:style-name="P20">This chapter describes new commands implemented for NGAS V4.0.</text:p>
        <text:p text:style-name="P21"/>
        <text:h text:style-name="P46" text:outline-level="2">CACHEDEL Command</text:h>
        <text:p text:style-name="P21"/>
        <text:h text:style-name="P47" text:outline-level="3">XXX</text:h>
        <text:p text:style-name="P21"/>
        <text:h text:style-name="P46" text:outline-level="2">REARCHIVE Command</text:h>
        <text:p text:style-name="P21"/>
        <text:h text:style-name="P47" text:outline-level="3">XXX</text:h>
        <text:p text:style-name="P21"/>
        <text:h text:style-name="P40" text:outline-level="1"><text:s/>Plug-Ins</text:h>
        <text:p text:style-name="P20">This chapter describes new types of plug-ins, supported by NGAS V4.0.</text:p>
        <text:p text:style-name="P21"/>
        <text:h text:style-name="P46" text:outline-level="2">Cache Control Plug-In</text:h>
        <text:p text:style-name="P21">TODO: Write</text:p>
        <text:p text:style-name="P21"/>
        <text:h text:style-name="P46" text:outline-level="2">User Service Plug-In</text:h>
        <text:p text:style-name="P21">TODO: Write</text:p>
        <text:p text:style-name="P21"/>
        <text:h text:style-name="P46" text:outline-level="2">Command Plug-In</text:h>
        <text:p text:style-name="P21">TODO: Write</text:p>
        <text:p text:style-name="Standard"/>
        <text:h text:style-name="Heading_20_3" text:outline-level="3"><text:span text:style-name="T10">Example:</text:span> QUERY Command Plug-In</text:h>
        <text:p text:style-name="Standard">An example of a Command Plug-In is provided in the NG/AMS Package, in the form of a plug-in to query RDBMS, associated to the contacted NGAS Instance.</text:p>
        <text:p text:style-name="Standard"/>
        <text:p text:style-name="Standard"/>
        <text:p text:style-name="Standard">TODO: Write more</text:p>
        <text:p text:style-name="Standard">TODO: mention ngasUtils/src/ngasQuery.py Tool.</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imes" svg:font-family="Times"/>
    <style:font-face style:name="Times1" svg:font-family="Times, 'Times New Roman'"/>
    <style:font-face style:name="Courier New" svg:font-family="'Courier New'" style:font-family-generic="modern"/>
    <style:font-face style:name="Helvetica" svg:font-family="Helvetica" style:font-family-generic="swiss"/>
    <style:font-face style:name="Courier 10 Pitch" svg:font-family="'Courier 10 Pitch'"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in" fo:margin-right="0.5in" fo:margin-top="0.1945in" fo:margin-bottom="0.1945in" fo:text-indent="0in" style:auto-text-indent="false"/>
      <style:text-properties style:font-size-complex="10pt"/>
    </style:style>
    <style:style style:name="Text_20_body_20_indent" style:display-name="Text body indent" style:family="paragraph" style:parent-style-name="Standard" style:class="text">
      <style:paragraph-properties fo:margin-left="0in" fo:margin-right="0in" fo:text-indent="0.5in" style:auto-text-indent="false"/>
      <style:text-properties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Standard" style:next-style-name="Standard" style:class="text" style:default-outline-level="1">
      <style:paragraph-properties fo:margin-left="0in" fo:margin-right="0in" fo:text-indent="0in" style:auto-text-indent="false" fo:keep-with-next="always"/>
      <style:text-properties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fo:keep-with-next="always"/>
      <style:text-properties fo:font-weight="bold" style:font-weight-asian="bold"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0in" fo:margin-right="0in" fo:text-indent="0in" style:auto-text-indent="false"/>
      <style:text-properties fo:font-size="11pt" fo:font-weight="normal" style:font-weight-asian="bold" style:font-size-complex="13.5pt" style:font-weight-complex="bold"/>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fo:keep-with-next="always"/>
      <style:text-properties fo:font-weight="bold" style:font-weight-asian="bold" style:font-size-complex="10pt" style:font-weight-complex="bold"/>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fo:keep-with-next="always"/>
      <style:text-properties fo:font-weight="bold" style:font-weight-asian="bold" style:font-size-complex="10pt"/>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fo:keep-with-next="always"/>
      <style:text-properties fo:font-weight="bold" style:font-weight-asian="bold" style:font-size-complex="10pt"/>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fo:keep-with-next="always"/>
      <style:text-properties fo:font-weight="bold" style:font-weight-asian="bold" style:font-size-complex="10pt"/>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fo:keep-with-next="always"/>
      <style:text-properties fo:font-weight="bold" style:font-weight-asian="bold" style:font-name-complex="Arial" style:font-size-complex="10pt" style:font-weight-complex="bold"/>
    </style:style>
    <style:style style:name="Heading_20_9" style:display-name="Heading 9" style:family="paragraph" style:parent-style-name="Standard" style:next-style-name="Standard" style:class="text" style:default-outline-level="9">
      <style:paragraph-properties fo:margin-left="0in" fo:margin-right="0.5in" fo:margin-top="0.1945in" fo:margin-bottom="0.1945in" fo:text-align="center" style:justify-single-word="false" fo:text-indent="0in" style:auto-text-indent="false" fo:keep-with-next="always"/>
      <style:text-properties style:font-size-complex="10pt"/>
    </style:style>
    <style:style style:name="List" style:family="paragraph" style:parent-style-name="Text_20_body" style:class="list">
      <style:text-properties style:font-name="Time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1"/>
    </style:style>
    <style:style style:name="Contents_20_1" style:display-name="Contents 1" style:family="paragraph" style:parent-style-name="Standard" style:next-style-name="Standard" style:class="index">
      <style:text-properties fo:text-transform="uppercase" style:font-size-complex="10pt"/>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0pt"/>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0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0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0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0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style>
    <style:style style:name="Body_20_Text_20_Indent_20_2" style:display-name="Body Text Indent 2" style:family="paragraph" style:parent-style-name="Standard">
      <style:paragraph-properties fo:margin-left="0.5in" fo:margin-right="0in" fo:text-indent="0in" style:auto-text-indent="false"/>
      <style:text-properties style:font-size-complex="10pt"/>
    </style:style>
    <style:style style:name="Body_20_Text_20_Indent_20_3" style:display-name="Body Text Indent 3" style:family="paragraph" style:parent-style-name="Standard">
      <style:paragraph-properties fo:margin-left="1.25in" fo:margin-right="0in" fo:text-indent="-0.75in" style:auto-text-indent="false"/>
      <style:text-properties style:font-size-complex="10pt"/>
    </style:style>
    <style:style style:name="Normal_20__28_Web_29_" style:display-name="Normal (Web)" style:family="paragraph" style:parent-style-name="Standard">
      <style:paragraph-properties fo:margin-top="0.1945in" fo:margin-bottom="0.1945in"/>
    </style:style>
    <style:style style:name="Block_20_Text" style:display-name="Block Text" style:family="paragraph" style:parent-style-name="Standard">
      <style:paragraph-properties fo:margin-left="0.5in" fo:margin-right="0.5in" fo:margin-top="0.1945in" fo:margin-bottom="0.1945in" fo:text-indent="0in" style:auto-text-indent="false"/>
      <style:text-properties style:font-size-complex="10pt"/>
    </style:style>
    <style:style style:name="Comment_20_Text" style:display-name="Comment Text" style:family="paragraph" style:parent-style-name="Standard">
      <style:text-properties style:font-size-complex="10pt"/>
    </style:style>
    <style:style style:name="Definition_20_Term" style:display-name="Definition Term" style:family="paragraph" style:parent-style-name="Standard" style:next-style-name="Standard">
      <style:paragraph-properties fo:orphans="0" fo:widows="0"/>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font-size-complex="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tab-stops>
          <style:tab-stop style:position="5.6598in" style:type="right" style:leader-style="dotted" style:leader-text="."/>
        </style:tab-stops>
      </style:paragraph-properties>
      <style:text-properties fo:text-transform="uppercase" fo:font-weight="bold" style:font-weight-asian="bold"/>
    </style:style>
    <style:style style:name="author" style:family="paragraph" style:parent-style-name="Subtitle" style:next-style-name="institute">
      <style:paragraph-properties fo:margin-left="0in" fo:margin-right="0.8228in" fo:margin-top="0in" fo:margin-bottom="0in" style:line-height-at-least="0in" fo:keep-together="always" fo:text-indent="0in" style:auto-text-indent="false" fo:keep-with-next="always"/>
      <style:text-properties style:font-name="Times New Roman" fo:font-size="14pt" fo:letter-spacing="-0.0098in" style:letter-kerning="true" style:font-size-asian="14pt" style:font-name-complex="Times New Roman" style:font-size-complex="10pt"/>
    </style:style>
    <style:style style:name="institute" style:family="paragraph" style:parent-style-name="author" style:next-style-name="author">
      <style:paragraph-properties fo:margin-left="0.5in" fo:margin-right="0.8201in" fo:text-align="start" style:justify-single-word="false" fo:text-indent="0in" style:auto-text-indent="false"/>
      <style:text-properties fo:font-style="italic" style:font-style-asian="italic"/>
    </style:style>
    <style:style style:name="document_20_type" style:display-name="document type" style:family="paragraph" style:parent-style-name="Standard">
      <style:text-properties style:font-name="Courier New" fo:font-size="10pt" fo:font-style="italic" style:font-size-asian="10pt" style:font-style-asian="italic" style:font-size-complex="10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0104in" fo:margin-left="-0.0104in" table:align="left" style:writing-mode="lr-tb"/>
    </style:style>
    <style:style style:name="Table4.A" style:family="table-column">
      <style:table-column-properties style:column-width="2.0104in"/>
    </style:style>
    <style:style style:name="Table4.B" style:family="table-column">
      <style:table-column-properties style:column-width="1.75in"/>
    </style:style>
    <style:style style:name="Table4.C" style:family="table-column">
      <style:table-column-properties style:column-width="2.25in"/>
    </style:style>
    <style:style style:name="Table4.1" style:family="table-row">
      <style:table-row-properties style:min-row-height="0.2083in" style:keep-together="true" fo:keep-together="auto"/>
    </style:style>
    <style:style style:name="Table4.A1" style:family="table-cell">
      <style:table-cell-properties style:vertical-align="bottom" fo:padding-left="0.0104in" fo:padding-right="0.0104in" fo:padding-top="0.0104in" fo:padding-bottom="0in" fo:border="none" style:writing-mode="lr-tb"/>
    </style:style>
    <style:style style:name="Table5" style:family="table">
      <style:table-properties style:width="5.9264in" fo:margin-left="0.0646in" table:align="left" style:writing-mode="lr-tb"/>
    </style:style>
    <style:style style:name="Table5.A" style:family="table-column">
      <style:table-column-properties style:column-width="0.7597in"/>
    </style:style>
    <style:style style:name="Table5.B" style:family="table-column">
      <style:table-column-properties style:column-width="2.3403in"/>
    </style:style>
    <style:style style:name="Table5.C" style:family="table-column">
      <style:table-column-properties style:column-width="2.8264in"/>
    </style:style>
    <style:style style:name="Table5.1" style:family="table-row">
      <style:table-row-properties style:min-row-height="1.1417in"/>
    </style:style>
    <style:style style:name="Table5.A1" style:family="table-cell">
      <style:table-cell-properties style:vertical-align="middle" fo:padding="0in" fo:border-left="0.0069in solid #000000" fo:border-right="none" fo:border-top="0.0069in solid #000000" fo:border-bottom="0.0069in solid #000000" style:writing-mode="lr-tb"/>
    </style:style>
    <style:style style:name="Table5.B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style:snap-to-layout-grid="false"/>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2" style:family="paragraph" style:parent-style-name="Standard">
      <style:paragraph-properties style:snap-to-layout-grid="false"/>
    </style:style>
    <style:style style:name="P3" style:family="paragraph" style:parent-style-name="Header">
      <style:paragraph-properties style:snap-to-layout-grid="false">
        <style:tab-stops/>
      </style:paragraph-properties>
      <style:text-properties style:use-window-font-color="true" style:font-name="Arial" fo:font-size="12pt" fo:language="en" fo:country="US" style:font-name-asian="Times New Roman" style:font-size-asian="12pt" style:font-name-complex="Arial" style:font-size-complex="10pt" style:language-complex="ar" style:country-complex="SA"/>
    </style:style>
    <style:style style:name="P4" style:family="paragraph" style:parent-style-name="Header">
      <style:paragraph-properties style:snap-to-layout-grid="false"/>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P5" style:family="paragraph" style:parent-style-name="Standard">
      <style:paragraph-properties fo:text-align="start" style:justify-single-word="false" style:snap-to-layout-grid="false"/>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P8" style:family="paragraph" style:parent-style-name="Standard">
      <style:paragraph-properties style:snap-to-layout-grid="false"/>
      <style:text-properties fo:font-size="9pt" style:font-size-asian="9pt" style:font-size-complex="9pt"/>
    </style:style>
    <style:style style:name="P9" style:family="paragraph" style:parent-style-name="Standard">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10" style:family="paragraph" style:parent-style-name="Footer">
      <style:text-properties fo:font-size="16pt" fo:font-weight="bold" style:font-size-asian="16pt" style:font-weight-asian="bold"/>
    </style:style>
    <style:style style:name="T1" style:family="text">
      <style:text-properties style:use-window-font-color="true" style:font-name="Arial" fo:font-size="12pt" fo:language="en" fo:country="US" style:font-name-asian="Times New Roman" style:font-size-asian="12pt" style:font-name-complex="Arial" style:font-size-complex="12pt" style:language-complex="ar" style:country-complex="SA"/>
    </style:style>
    <style:style style:name="T2" style:family="text">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3" style:family="text">
      <style:text-properties style:font-name="Arial" style:font-name-complex="Arial"/>
    </style:style>
    <style:style style:name="T4" style:family="text">
      <style:text-properties fo:font-size="9pt" style:font-size-asian="9pt" style:font-size-complex="9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draw:frame draw:style-name="fr1" draw:name="graphics1" text:anchor-type="as-char" svg:width="1.5992in" svg:height="2.4256in" draw:z-index="1"><draw:image xlink:href="Pictures/10000000000001900000025BD39C95A9.jpg" xlink:type="simple" xlink:show="embed" xlink:actuate="onLoad"/></draw:frame></text:p>
            </table:table-cell>
            <table:table-cell table:style-name="Table4.A1" office:value-type="string">
              <text:p text:style-name="P2"><text:span text:style-name="T1"><text:s/></text:span><text:span text:style-name="T2"><draw:frame draw:style-name="fr1" draw:name="graphics2" text:anchor-type="as-char" svg:width="2.0937in" svg:height="1.6819in" draw:z-index="3"><draw:image xlink:href="Pictures/100000000000011E000000AF4405AA8C.png" xlink:type="simple" xlink:show="embed" xlink:actuate="onLoad"/></draw:frame></text:span></text:p>
            </table:table-cell>
            <table:table-cell table:style-name="Table4.A1" office:value-type="string">
              <text:p text:style-name="P3"/>
            </table:table-cell>
          </table:table-row>
        </table:table>
        <text:p text:style-name="Header"/>
      </style:header>
      <style:footer>
        <text:p text:style-name="Footer"/>
      </style:footer>
    </style:master-page>
    <style:master-page style:name="Convert_20_1" style:display-name="Convert 1" style:page-layout-name="pm1">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draw:frame draw:style-name="fr2" draw:name="graphics3" text:anchor-type="as-char" svg:y="-1.2165in" svg:width="0.7457in" svg:height="1.1154in" draw:z-index="16"><draw:image xlink:href="Pictures/10000000000001900000025BD39C95A9.jpg" xlink:type="simple" xlink:show="embed" xlink:actuate="onLoad"/></draw:frame></text:p>
            </table:table-cell>
            <table:table-cell table:style-name="Table5.B1" office:value-type="string">
              <text:p text:style-name="P5">ALMA Project</text:p>
              <text:p text:style-name="P6"/>
              <text:p text:style-name="P7">NG/AMS User's Manual</text:p>
            </table:table-cell>
            <table:table-cell table:style-name="Table5.C1" office:value-type="string">
              <text:p text:style-name="P8">Doc #<text:span text:style-name="T3">:</text:span><text:tab/>ALMA-00.00.00.00-000-A-TTT</text:p>
              <text:p text:style-name="P9">Date:<text:tab/>2008-09-08</text:p>
              <text:p text:style-name="P9">Status:<text:tab/>Draft</text:p>
              <text:p text:style-name="Standard"><text:span text:style-name="T4">Page:<text:tab/></text:span><text:span text:style-name="T4"><text:page-number text:select-page="current">14</text:page-number></text:span><text:span text:style-name="Page_20_Number"><text:span text:style-name="T4"> of </text:span></text:span><text:span text:style-name="T4"><text:page-count style:num-format="1">14</text:page-count></text:span></text:p>
            </table:table-cell>
          </table:table-row>
        </table:table>
        <text:p text:style-name="Standard"/>
      </style:header>
      <style:footer>
        <text:p text:style-name="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itle</dc:title>
    <meta:initial-creator>pgray</meta:initial-creator>
    <meta:creation-date>2002-06-25T21:56:00</meta:creation-date>
    <dc:creator>Jens Knudstrup</dc:creator>
    <dc:date>2008-09-08T23:01:34</dc:date>
    <meta:printed-by>Jens Knudstrup</meta:printed-by>
    <meta:print-date>2008-01-22T21:59:13</meta:print-date>
    <meta:editing-cycles>1482</meta:editing-cycles>
    <meta:editing-duration>P10DT18H47M36S</meta:editing-duration>
    <meta:user-defined meta:name="Info 1"/>
    <meta:user-defined meta:name="Info 2"/>
    <meta:user-defined meta:name="Info 3"/>
    <meta:user-defined meta:name="Info 4"/>
    <meta:document-statistic meta:table-count="9" meta:image-count="3" meta:object-count="0" meta:page-count="14" meta:paragraph-count="278" meta:word-count="3824" meta:character-count="22827"/>
  </office:meta>
</office:document-meta>
</file>